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11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6pt solid #000000" fo:background-color="#ff66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99pt groove #000000"/>
      <style:paragraph-properties fo:text-align="center" fo:margin-left="0pt"/>
    </style:style>
    <style:style style:name="ce3" style:family="table-cell" style:parent-style-name="Default" style:data-style-name="N60">
      <style:table-cell-properties fo:border="0.06pt solid #000000"/>
    </style:style>
    <style:style style:name="ce4" style:family="table-cell" style:parent-style-name="Default">
      <style:table-cell-properties fo:border-bottom="0.06pt solid #000000" fo:background-color="#ff66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66ff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000000" style:text-align-source="fix" style:repeat-content="false" fo:border="0.99pt double #000000" style:border-line-width="0.74pt 0.74pt 0.06pt"/>
      <style:paragraph-properties fo:text-align="center" fo:margin-left="0pt"/>
      <style:text-properties fo:color="#ffffff"/>
    </style:style>
    <style:style style:name="ce8" style:family="table-cell" style:parent-style-name="Default">
      <style:table-cell-properties fo:background-color="#ff0000"/>
    </style:style>
    <style:style style:name="gr1" style:family="graphic">
      <style:graphic-properties draw:stroke="none" draw:fill="solid" draw:fill-color="#333333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2.66pt" svg:height="153.78pt" svg:x="446.88pt" svg:y="52.53pt">
            <draw:object draw:notify-on-update-of-ranges="Sheet1.B9:Sheet1.B30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355.55pt" svg:height="156.61pt" svg:x="448.75pt" svg:y="232.67pt">
            <draw:object draw:notify-on-update-of-ranges="Sheet1.C9:Sheet1.C30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/>
          <table:table-cell table:style-name="ce7" office:value-type="string" calcext:value-type="string">
            <text:p>A+lambda*B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D2</text:p>
          </table:table-cell>
          <table:table-cell table:style-name="ce4" office:value-type="float" office:value="-2" calcext:value-type="float">
            <text:p>-2</text:p>
          </table:table-cell>
          <table:table-cell table:style-name="Default" table:number-columns-repeated="2"/>
          <table:table-cell table:style-name="ce6" table:formula="of:=SUM([.D9:.D308])" office:value-type="float" office:value="0.000371285641514048" calcext:value-type="float">
            <text:p>0.0003712856</text:p>
          </table:table-cell>
          <table:table-cell table:style-name="ce6" table:formula="of:=SUM([.E9:.E308])" office:value-type="float" office:value="0.171420777682263" calcext:value-type="float">
            <text:p>0.1714207777</text:p>
          </table:table-cell>
          <table:table-cell/>
          <table:table-cell table:style-name="ce7" table:formula="of:=[.$F$3]+[.$C$5]*[.$G$3]" office:value-type="float" office:value="8.57141016975466" calcext:value-type="float">
            <text:p>8.5714101698</text:p>
          </table:table-cell>
          <table:table-cell table:style-name="ce8" office:value-type="string" calcext:value-type="string">
            <text:p>&lt;=minimize this</text:p>
          </table:table-cell>
        </table:table-row>
        <table:table-row table:style-name="ro1">
          <table:table-cell/>
          <table:table-cell table:style-name="ce1" office:value-type="string" calcext:value-type="string">
            <text:p>D3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lambda</text:p>
          </table:table-cell>
          <table:table-cell table:style-name="ce4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99913372" calcext:value-type="float">
            <text:p>-9.99E-002</text:p>
          </table:table-cell>
          <table:table-cell office:value-type="float" office:value="-0.10102585517068" calcext:value-type="float">
            <text:p>-1.01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503356" calcext:value-type="float">
            <text:p>-2.25E-001</text:p>
          </table:table-cell>
          <table:table-cell office:value-type="float" office:value="-0.0804724935226838" calcext:value-type="float">
            <text:p>-8.0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9]+[.$C$3]*[.C10]+[.$C$4]*[.C11])^2" office:value-type="float" office:value="0.00000173344401575982" calcext:value-type="float">
            <text:p>1.73344401575982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47385063" calcext:value-type="float">
            <text:p>-4.74E-002</text:p>
          </table:table-cell>
          <table:table-cell office:value-type="float" office:value="-0.0612357350858939" calcext:value-type="float">
            <text:p>-6.1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0]+[.$C$3]*[.C11]+[.$C$4]*[.C12])^2" office:value-type="float" office:value="0.000274984362767406" calcext:value-type="float">
            <text:p>0.00027498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32256368" calcext:value-type="float">
            <text:p>-3.23E-002</text:p>
          </table:table-cell>
          <table:table-cell office:value-type="float" office:value="-0.0254163241843322" calcext:value-type="float">
            <text:p>-2.5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1]+[.$C$3]*[.C12]+[.$C$4]*[.C13])^2" office:value-type="float" office:value="0.0000526238486729017" calcext:value-type="float">
            <text:p>5.26238486729017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7647688" calcext:value-type="float">
            <text:p>-1.76E-001</text:p>
          </table:table-cell>
          <table:table-cell office:value-type="float" office:value="0.00314885700809418" calcext:value-type="float">
            <text:p>3.15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2]+[.$C$3]*[.C13]+[.$C$4]*[.C14])^2" office:value-type="float" office:value="0.00015658400594436" calcext:value-type="float">
            <text:p>0.0001565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718737" calcext:value-type="float">
            <text:p>5.67E-002</text:p>
          </table:table-cell>
          <table:table-cell office:value-type="float" office:value="0.0192006850949633" calcext:value-type="float">
            <text:p>1.9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3]+[.$C$3]*[.C14]+[.$C$4]*[.C15])^2" office:value-type="float" office:value="0.0000901719577627761" calcext:value-type="float">
            <text:p>0.0000901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6226025" calcext:value-type="float">
            <text:p>5.62E-002</text:p>
          </table:table-cell>
          <table:table-cell office:value-type="float" office:value="0.0257566215563569" calcext:value-type="float">
            <text:p>2.5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4]+[.$C$3]*[.C15]+[.$C$4]*[.C16])^2" office:value-type="float" office:value="0.00032395039807059" calcext:value-type="float">
            <text:p>0.0003239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66582859" calcext:value-type="float">
            <text:p>-6.66E-002</text:p>
          </table:table-cell>
          <table:table-cell office:value-type="float" office:value="0.0143139359018609" calcext:value-type="float">
            <text:p>1.4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5]+[.$C$3]*[.C16]+[.$C$4]*[.C17])^2" office:value-type="float" office:value="0.0000731345465655833" calcext:value-type="float">
            <text:p>7.31345465655833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30067871" calcext:value-type="float">
            <text:p>-3.01E-002</text:p>
          </table:table-cell>
          <table:table-cell office:value-type="float" office:value="-0.00568062361545508" calcext:value-type="float">
            <text:p>-5.68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6]+[.$C$3]*[.C17]+[.$C$4]*[.C18])^2" office:value-type="float" office:value="0.000107351056120389" calcext:value-type="float">
            <text:p>0.00010735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4519437" calcext:value-type="float">
            <text:p>-4.52E-002</text:p>
          </table:table-cell>
          <table:table-cell office:value-type="float" office:value="-0.0153141476574728" calcext:value-type="float">
            <text:p>-1.5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7]+[.$C$3]*[.C18]+[.$C$4]*[.C19])^2" office:value-type="float" office:value="0.0000186981126386893" calcext:value-type="float">
            <text:p>1.86981126386893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81084027" calcext:value-type="float">
            <text:p>-8.11E-002</text:p>
          </table:table-cell>
          <table:table-cell office:value-type="float" office:value="-0.020623540267782" calcext:value-type="float">
            <text:p>-2.0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8]+[.$C$3]*[.C19]+[.$C$4]*[.C20])^2" office:value-type="float" office:value="0.00013414725072038" calcext:value-type="float">
            <text:p>0.00013414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0509788" calcext:value-type="float">
            <text:p>1.05E-002</text:p>
          </table:table-cell>
          <table:table-cell office:value-type="float" office:value="-0.0143507374592433" calcext:value-type="float">
            <text:p>-1.4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9]+[.$C$3]*[.C20]+[.$C$4]*[.C21])^2" office:value-type="float" office:value="0.00000330552520949742" calcext:value-type="float">
            <text:p>3.30552520949742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2046891" calcext:value-type="float">
            <text:p>-1.20E-001</text:p>
          </table:table-cell>
          <table:table-cell office:value-type="float" office:value="-0.00625982431040701" calcext:value-type="float">
            <text:p>-6.26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0]+[.$C$3]*[.C21]+[.$C$4]*[.C22])^2" office:value-type="float" office:value="0.000132500209154604" calcext:value-type="float">
            <text:p>0.00013250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719135" calcext:value-type="float">
            <text:p>1.57E-001</text:p>
          </table:table-cell>
          <table:table-cell office:value-type="float" office:value="-0.00967978467988387" calcext:value-type="float">
            <text:p>-9.68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1]+[.$C$3]*[.C22]+[.$C$4]*[.C23])^2" office:value-type="float" office:value="0.00000233201305387178" calcext:value-type="float">
            <text:p>0.0000023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74188293" calcext:value-type="float">
            <text:p>-7.42E-002</text:p>
          </table:table-cell>
          <table:table-cell office:value-type="float" office:value="-0.0146268380569643" calcext:value-type="float">
            <text:p>-1.4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2]+[.$C$3]*[.C23]+[.$C$4]*[.C24])^2" office:value-type="float" office:value="0.0000372964721706732" calcext:value-type="float">
            <text:p>3.7296472170673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48517493" calcext:value-type="float">
            <text:p>-4.85E-002</text:p>
          </table:table-cell>
          <table:table-cell office:value-type="float" office:value="-0.0134668076643006" calcext:value-type="float">
            <text:p>-1.3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3]+[.$C$3]*[.C24]+[.$C$4]*[.C25])^2" office:value-type="float" office:value="0.0000344108246804558" calcext:value-type="float">
            <text:p>3.44108246804558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7455476" calcext:value-type="float">
            <text:p>4.75E-002</text:p>
          </table:table-cell>
          <table:table-cell office:value-type="float" office:value="-0.00644070322842394" calcext:value-type="float">
            <text:p>-6.44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4]+[.$C$3]*[.C25]+[.$C$4]*[.C26])^2" office:value-type="float" office:value="0.0000884424354464157" calcext:value-type="float">
            <text:p>8.84424354464157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52560499" calcext:value-type="float">
            <text:p>-5.26E-002</text:p>
          </table:table-cell>
          <table:table-cell office:value-type="float" office:value="-0.00881898263448059" calcext:value-type="float">
            <text:p>-8.82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5]+[.$C$3]*[.C26]+[.$C$4]*[.C27])^2" office:value-type="float" office:value="0.000225751619570131" calcext:value-type="float">
            <text:p>0.00022575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67284564" calcext:value-type="float">
            <text:p>-6.73E-002</text:p>
          </table:table-cell>
          <table:table-cell office:value-type="float" office:value="-0.0262222951376765" calcext:value-type="float">
            <text:p>-2.6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6]+[.$C$3]*[.C27]+[.$C$4]*[.C28])^2" office:value-type="float" office:value="0.0000482220960107847" calcext:value-type="float">
            <text:p>4.82220960107847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4015615" calcext:value-type="float">
            <text:p>-1.40E-001</text:p>
          </table:table-cell>
          <table:table-cell office:value-type="float" office:value="-0.0505698207720188" calcext:value-type="float">
            <text:p>-5.0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7]+[.$C$3]*[.C28]+[.$C$4]*[.C29])^2" office:value-type="float" office:value="0.000211530626140104" calcext:value-type="float">
            <text:p>0.00021153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6658032" calcext:value-type="float">
            <text:p>-2.67E-002</text:p>
          </table:table-cell>
          <table:table-cell office:value-type="float" office:value="-0.0603732539238407" calcext:value-type="float">
            <text:p>-6.0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8]+[.$C$3]*[.C29]+[.$C$4]*[.C30])^2" office:value-type="float" office:value="0.001854837110554" calcext:value-type="float">
            <text:p>0.0018548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8887711" calcext:value-type="float">
            <text:p>-1.89E-001</text:p>
          </table:table-cell>
          <table:table-cell office:value-type="float" office:value="-0.0271088671801304" calcext:value-type="float">
            <text:p>-2.7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9]+[.$C$3]*[.C30]+[.$C$4]*[.C31])^2" office:value-type="float" office:value="0.00034845648744176" calcext:value-type="float">
            <text:p>0.0003484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7026936" calcext:value-type="float">
            <text:p>1.70E-002</text:p>
          </table:table-cell>
          <table:table-cell office:value-type="float" office:value="0.0248225088077446" calcext:value-type="float">
            <text:p>2.4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0]+[.$C$3]*[.C31]+[.$C$4]*[.C32])^2" office:value-type="float" office:value="0.000403554058250572" calcext:value-type="float">
            <text:p>0.00040355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881301" calcext:value-type="float">
            <text:p>1.09E-001</text:p>
          </table:table-cell>
          <table:table-cell office:value-type="float" office:value="0.0566652298319201" calcext:value-type="float">
            <text:p>5.6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1]+[.$C$3]*[.C32]+[.$C$4]*[.C33])^2" office:value-type="float" office:value="0.00168353896692204" calcext:value-type="float">
            <text:p>0.0016835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2185324" calcext:value-type="float">
            <text:p>-1.22E-001</text:p>
          </table:table-cell>
          <table:table-cell office:value-type="float" office:value="0.0474769995275918" calcext:value-type="float">
            <text:p>4.7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2]+[.$C$3]*[.C33]+[.$C$4]*[.C34])^2" office:value-type="float" office:value="0.000664774964693047" calcext:value-type="float">
            <text:p>0.0006647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3993583" calcext:value-type="float">
            <text:p>3.40E-002</text:p>
          </table:table-cell>
          <table:table-cell office:value-type="float" office:value="0.0125055389234534" calcext:value-type="float">
            <text:p>1.2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3]+[.$C$3]*[.C34]+[.$C$4]*[.C35])^2" office:value-type="float" office:value="0.0000907969561332422" calcext:value-type="float">
            <text:p>0.0000907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4463134" calcext:value-type="float">
            <text:p>7.45E-002</text:p>
          </table:table-cell>
          <table:table-cell office:value-type="float" office:value="-0.0319946653614249" calcext:value-type="float">
            <text:p>-3.2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4]+[.$C$3]*[.C35]+[.$C$4]*[.C36])^2" office:value-type="float" office:value="0.0000434661840729432" calcext:value-type="float">
            <text:p>4.3466184072943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0944338" calcext:value-type="float">
            <text:p>-2.09E-001</text:p>
          </table:table-cell>
          <table:table-cell office:value-type="float" office:value="-0.0699019807443921" calcext:value-type="float">
            <text:p>-6.99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5]+[.$C$3]*[.C36]+[.$C$4]*[.C37])^2" office:value-type="float" office:value="0.00131927772179119" calcext:value-type="float">
            <text:p>0.00131927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9330406" calcext:value-type="float">
            <text:p>-1.93E-001</text:p>
          </table:table-cell>
          <table:table-cell office:value-type="float" office:value="-0.0714874332650117" calcext:value-type="float">
            <text:p>-7.1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6]+[.$C$3]*[.C37]+[.$C$4]*[.C38])^2" office:value-type="float" office:value="0.00309716322541751" calcext:value-type="float">
            <text:p>0.00309716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87719252" calcext:value-type="float">
            <text:p>8.77E-003</text:p>
          </table:table-cell>
          <table:table-cell office:value-type="float" office:value="-0.0174207229757501" calcext:value-type="float">
            <text:p>-1.7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7]+[.$C$3]*[.C38]+[.$C$4]*[.C39])^2" office:value-type="float" office:value="0.0000711963320315762" calcext:value-type="float">
            <text:p>7.1196332031576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87462694" calcext:value-type="float">
            <text:p>-8.75E-002</text:p>
          </table:table-cell>
          <table:table-cell office:value-type="float" office:value="0.0282081954203929" calcext:value-type="float">
            <text:p>2.8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8]+[.$C$3]*[.C39]+[.$C$4]*[.C40])^2" office:value-type="float" office:value="0.000216327416676333" calcext:value-type="float">
            <text:p>0.00021632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2396039" calcext:value-type="float">
            <text:p>2.24E-002</text:p>
          </table:table-cell>
          <table:table-cell office:value-type="float" office:value="0.0591290406362607" calcext:value-type="float">
            <text:p>5.9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9]+[.$C$3]*[.C40]+[.$C$4]*[.C41])^2" office:value-type="float" office:value="0.000496550907723071" calcext:value-type="float">
            <text:p>0.00049655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5828787" calcext:value-type="float">
            <text:p>3.58E-002</text:p>
          </table:table-cell>
          <table:table-cell office:value-type="float" office:value="0.0677664635897588" calcext:value-type="float">
            <text:p>6.7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40]+[.$C$3]*[.C41]+[.$C$4]*[.C42])^2" office:value-type="float" office:value="0.000201067585415481" calcext:value-type="float">
            <text:p>0.00020106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6325822" calcext:value-type="float">
            <text:p>2.63E-002</text:p>
          </table:table-cell>
          <table:table-cell office:value-type="float" office:value="0.0622240563110052" calcext:value-type="float">
            <text:p>6.2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41]+[.$C$3]*[.C42]+[.$C$4]*[.C43])^2" office:value-type="float" office:value="0.000121874003650821" calcext:value-type="float">
            <text:p>0.0001218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5025199" calcext:value-type="float">
            <text:p>8.50E-002</text:p>
          </table:table-cell>
          <table:table-cell office:value-type="float" office:value="0.0456419930751657" calcext:value-type="float">
            <text:p>4.5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42]+[.$C$3]*[.C43]+[.$C$4]*[.C44])^2" office:value-type="float" office:value="0.00014889737232908" calcext:value-type="float">
            <text:p>0.00014889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72121" calcext:value-type="float">
            <text:p>2.37E-002</text:p>
          </table:table-cell>
          <table:table-cell office:value-type="float" office:value="0.0168575787409075" calcext:value-type="float">
            <text:p>1.69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43]+[.$C$3]*[.C44]+[.$C$4]*[.C45])^2" office:value-type="float" office:value="0.000459564338096335" calcext:value-type="float">
            <text:p>0.00045956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6800777" calcext:value-type="float">
            <text:p>7.68E-002</text:p>
          </table:table-cell>
          <table:table-cell office:value-type="float" office:value="-0.0333642873564762" calcext:value-type="float">
            <text:p>-3.3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44]+[.$C$3]*[.C45]+[.$C$4]*[.C46])^2" office:value-type="float" office:value="0.0000563002837513032" calcext:value-type="float">
            <text:p>5.6300283751303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6167861" calcext:value-type="float">
            <text:p>-1.62E-001</text:p>
          </table:table-cell>
          <table:table-cell office:value-type="float" office:value="-0.0760828019526105" calcext:value-type="float">
            <text:p>-7.6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45]+[.$C$3]*[.C46]+[.$C$4]*[.C47])^2" office:value-type="float" office:value="0.000218516067241139" calcext:value-type="float">
            <text:p>0.00021851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42567694" calcext:value-type="float">
            <text:p>-4.26E-002</text:p>
          </table:table-cell>
          <table:table-cell office:value-type="float" office:value="-0.104019027577102" calcext:value-type="float">
            <text:p>-1.0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46]+[.$C$3]*[.C47]+[.$C$4]*[.C48])^2" office:value-type="float" office:value="0.00127706365404366" calcext:value-type="float">
            <text:p>0.00127706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5542228" calcext:value-type="float">
            <text:p>-5.54E-002</text:p>
          </table:table-cell>
          <table:table-cell office:value-type="float" office:value="-0.0962192258056503" calcext:value-type="float">
            <text:p>-9.6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47]+[.$C$3]*[.C48]+[.$C$4]*[.C49])^2" office:value-type="float" office:value="0.000576228143156358" calcext:value-type="float">
            <text:p>0.00057622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9932663" calcext:value-type="float">
            <text:p>-1.99E-001</text:p>
          </table:table-cell>
          <table:table-cell office:value-type="float" office:value="-0.0644146715223235" calcext:value-type="float">
            <text:p>-6.4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48]+[.$C$3]*[.C49]+[.$C$4]*[.C50])^2" office:value-type="float" office:value="0.000359437033545127" calcext:value-type="float">
            <text:p>0.000359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2360361" calcext:value-type="float">
            <text:p>-1.24E-002</text:p>
          </table:table-cell>
          <table:table-cell office:value-type="float" office:value="-0.0136512925511335" calcext:value-type="float">
            <text:p>-1.3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49]+[.$C$3]*[.C50]+[.$C$4]*[.C51])^2" office:value-type="float" office:value="0.00000698494628890061" calcext:value-type="float">
            <text:p>6.98494628890061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4291516" calcext:value-type="float">
            <text:p>-1.43E-001</text:p>
          </table:table-cell>
          <table:table-cell office:value-type="float" office:value="0.0397549913159807" calcext:value-type="float">
            <text:p>3.9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50]+[.$C$3]*[.C51]+[.$C$4]*[.C52])^2" office:value-type="float" office:value="0.000456759068010103" calcext:value-type="float">
            <text:p>0.00045675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50659" calcext:value-type="float">
            <text:p>1.05E-001</text:p>
          </table:table-cell>
          <table:table-cell office:value-type="float" office:value="0.071789352761139" calcext:value-type="float">
            <text:p>7.1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51]+[.$C$3]*[.C52]+[.$C$4]*[.C53])^2" office:value-type="float" office:value="0.00125037660191631" calcext:value-type="float">
            <text:p>0.00125037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1613961" calcext:value-type="float">
            <text:p>-1.16E-001</text:p>
          </table:table-cell>
          <table:table-cell office:value-type="float" office:value="0.0684630495926859" calcext:value-type="float">
            <text:p>6.8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52]+[.$C$3]*[.C53]+[.$C$4]*[.C54])^2" office:value-type="float" office:value="0.000698141874470592" calcext:value-type="float">
            <text:p>0.00069814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8061078" calcext:value-type="float">
            <text:p>1.81E-002</text:p>
          </table:table-cell>
          <table:table-cell office:value-type="float" office:value="0.0387143719194575" calcext:value-type="float">
            <text:p>3.8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53]+[.$C$3]*[.C54]+[.$C$4]*[.C55])^2" office:value-type="float" office:value="0.000455366320972274" calcext:value-type="float">
            <text:p>0.00045536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2062235" calcext:value-type="float">
            <text:p>-1.21E-002</text:p>
          </table:table-cell>
          <table:table-cell office:value-type="float" office:value="-0.0123736197299105" calcext:value-type="float">
            <text:p>-1.2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54]+[.$C$3]*[.C55]+[.$C$4]*[.C56])^2" office:value-type="float" office:value="0.0000000231121336009272" calcext:value-type="float">
            <text:p>2.31121336009272E-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253618" calcext:value-type="float">
            <text:p>-1.25E-001</text:p>
          </table:table-cell>
          <table:table-cell office:value-type="float" office:value="-0.0636136381321905" calcext:value-type="float">
            <text:p>-6.3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55]+[.$C$3]*[.C56]+[.$C$4]*[.C57])^2" office:value-type="float" office:value="0.00114071517179451" calcext:value-type="float">
            <text:p>0.00114071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4941025" calcext:value-type="float">
            <text:p>-2.49E-001</text:p>
          </table:table-cell>
          <table:table-cell office:value-type="float" office:value="-0.0810791813824491" calcext:value-type="float">
            <text:p>-8.1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56]+[.$C$3]*[.C57]+[.$C$4]*[.C58])^2" office:value-type="float" office:value="0.000799914708926453" calcext:value-type="float">
            <text:p>0.00079991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3742386" calcext:value-type="float">
            <text:p>-3.74E-002</text:p>
          </table:table-cell>
          <table:table-cell office:value-type="float" office:value="-0.0702619611728466" calcext:value-type="float">
            <text:p>-7.0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57]+[.$C$3]*[.C58]+[.$C$4]*[.C59])^2" office:value-type="float" office:value="0.000671649873624135" calcext:value-type="float">
            <text:p>0.00067164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3171885" calcext:value-type="float">
            <text:p>-1.32E-001</text:p>
          </table:table-cell>
          <table:table-cell office:value-type="float" office:value="-0.0335285322585717" calcext:value-type="float">
            <text:p>-3.3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58]+[.$C$3]*[.C59]+[.$C$4]*[.C60])^2" office:value-type="float" office:value="0.000141670071381291" calcext:value-type="float">
            <text:p>0.00014167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65556" calcext:value-type="float">
            <text:p>3.17E-002</text:p>
          </table:table-cell>
          <table:table-cell office:value-type="float" office:value="0.0151074203957043" calcext:value-type="float">
            <text:p>1.5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59]+[.$C$3]*[.C60]+[.$C$4]*[.C61])^2" office:value-type="float" office:value="0.00000192414050586232" calcext:value-type="float">
            <text:p>1.92414050586232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866724" calcext:value-type="float">
            <text:p>2.19E-002</text:p>
          </table:table-cell>
          <table:table-cell office:value-type="float" office:value="0.0623562391321979" calcext:value-type="float">
            <text:p>6.2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60]+[.$C$3]*[.C61]+[.$C$4]*[.C62])^2" office:value-type="float" office:value="0.000626140154808166" calcext:value-type="float">
            <text:p>0.0006261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4124148" calcext:value-type="float">
            <text:p>1.41E-001</text:p>
          </table:table-cell>
          <table:table-cell office:value-type="float" office:value="0.0845822651626771" calcext:value-type="float">
            <text:p>8.4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61]+[.$C$3]*[.C62]+[.$C$4]*[.C63])^2" office:value-type="float" office:value="0.00194083172032066" calcext:value-type="float">
            <text:p>0.00194083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205914" calcext:value-type="float">
            <text:p>3.21E-002</text:p>
          </table:table-cell>
          <table:table-cell office:value-type="float" office:value="0.0627534194952311" calcext:value-type="float">
            <text:p>6.2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62]+[.$C$3]*[.C63]+[.$C$4]*[.C64])^2" office:value-type="float" office:value="0.000264555238709525" calcext:value-type="float">
            <text:p>0.00026455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90465247" calcext:value-type="float">
            <text:p>-9.05E-002</text:p>
          </table:table-cell>
          <table:table-cell office:value-type="float" office:value="0.0246594197027997" calcext:value-type="float">
            <text:p>2.4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63]+[.$C$3]*[.C64]+[.$C$4]*[.C65])^2" office:value-type="float" office:value="0.000119123960318068" calcext:value-type="float">
            <text:p>0.0001191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2944297" calcext:value-type="float">
            <text:p>1.29E-002</text:p>
          </table:table-cell>
          <table:table-cell office:value-type="float" office:value="-0.00252018774199862" calcext:value-type="float">
            <text:p>-2.52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64]+[.$C$3]*[.C65]+[.$C$4]*[.C66])^2" office:value-type="float" office:value="0.00025632441506994" calcext:value-type="float">
            <text:p>0.0002563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2491005" calcext:value-type="float">
            <text:p>-1.25E-001</text:p>
          </table:table-cell>
          <table:table-cell office:value-type="float" office:value="-0.0136896604256546" calcext:value-type="float">
            <text:p>-1.3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65]+[.$C$3]*[.C66]+[.$C$4]*[.C67])^2" office:value-type="float" office:value="0.000237579868007654" calcext:value-type="float">
            <text:p>0.00023757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4765125" calcext:value-type="float">
            <text:p>-2.48E-002</text:p>
          </table:table-cell>
          <table:table-cell office:value-type="float" office:value="-0.00944550705936196" calcext:value-type="float">
            <text:p>-9.45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66]+[.$C$3]*[.C67]+[.$C$4]*[.C68])^2" office:value-type="float" office:value="0.00024534090755901" calcext:value-type="float">
            <text:p>0.00024534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6330065" calcext:value-type="float">
            <text:p>-2.63E-002</text:p>
          </table:table-cell>
          <table:table-cell office:value-type="float" office:value="0.0104620082563657" calcext:value-type="float">
            <text:p>1.0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67]+[.$C$3]*[.C68]+[.$C$4]*[.C69])^2" office:value-type="float" office:value="0.0000941779777022455" calcext:value-type="float">
            <text:p>0.000094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0038548" calcext:value-type="float">
            <text:p>-2.00E-002</text:p>
          </table:table-cell>
          <table:table-cell office:value-type="float" office:value="0.0400740574456107" calcext:value-type="float">
            <text:p>4.0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68]+[.$C$3]*[.C69]+[.$C$4]*[.C70])^2" office:value-type="float" office:value="0.000307183245570081" calcext:value-type="float">
            <text:p>0.00030718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50157962" calcext:value-type="float">
            <text:p>-5.02E-002</text:p>
          </table:table-cell>
          <table:table-cell office:value-type="float" office:value="0.0521594627584577" calcext:value-type="float">
            <text:p>5.2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69]+[.$C$3]*[.C70]+[.$C$4]*[.C71])^2" office:value-type="float" office:value="0.0000895050881216923" calcext:value-type="float">
            <text:p>8.95050881216923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3060899" calcext:value-type="float">
            <text:p>9.31E-002</text:p>
          </table:table-cell>
          <table:table-cell office:value-type="float" office:value="0.0547841551953268" calcext:value-type="float">
            <text:p>5.4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70]+[.$C$3]*[.C71]+[.$C$4]*[.C72])^2" office:value-type="float" office:value="0.000112112548221122" calcext:value-type="float">
            <text:p>0.0001121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0157904" calcext:value-type="float">
            <text:p>-2.02E-001</text:p>
          </table:table-cell>
          <table:table-cell office:value-type="float" office:value="0.0468205263194892" calcext:value-type="float">
            <text:p>4.6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71]+[.$C$3]*[.C72]+[.$C$4]*[.C73])^2" office:value-type="float" office:value="0.0000545324116884738" calcext:value-type="float">
            <text:p>5.45324116884738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299212" calcext:value-type="float">
            <text:p>3.13E-002</text:p>
          </table:table-cell>
          <table:table-cell office:value-type="float" office:value="0.0462415038440275" calcext:value-type="float">
            <text:p>4.6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72]+[.$C$3]*[.C73]+[.$C$4]*[.C74])^2" office:value-type="float" office:value="0.000106355271427756" calcext:value-type="float">
            <text:p>0.00010635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1190836" calcext:value-type="float">
            <text:p>8.12E-002</text:p>
          </table:table-cell>
          <table:table-cell office:value-type="float" office:value="0.055975350582696" calcext:value-type="float">
            <text:p>5.6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73]+[.$C$3]*[.C74]+[.$C$4]*[.C75])^2" office:value-type="float" office:value="0.0000000997559066018801" calcext:value-type="float">
            <text:p>9.97559066018801E-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8447091" calcext:value-type="float">
            <text:p>6.84E-002</text:p>
          </table:table-cell>
          <table:table-cell office:value-type="float" office:value="0.0653933557367025" calcext:value-type="float">
            <text:p>6.5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74]+[.$C$3]*[.C75]+[.$C$4]*[.C76])^2" office:value-type="float" office:value="0.000463027051330881" calcext:value-type="float">
            <text:p>0.00046302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7542053" calcext:value-type="float">
            <text:p>5.75E-002</text:p>
          </table:table-cell>
          <table:table-cell office:value-type="float" office:value="0.0532932975175593" calcext:value-type="float">
            <text:p>5.3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75]+[.$C$3]*[.C76]+[.$C$4]*[.C77])^2" office:value-type="float" office:value="0.0000278650629488871" calcext:value-type="float">
            <text:p>2.78650629488871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89848772" calcext:value-type="float">
            <text:p>8.98E-003</text:p>
          </table:table-cell>
          <table:table-cell office:value-type="float" office:value="0.0359145024278299" calcext:value-type="float">
            <text:p>3.59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76]+[.$C$3]*[.C77]+[.$C$4]*[.C78])^2" office:value-type="float" office:value="0.00000889816684223552" calcext:value-type="float">
            <text:p>8.89816684223552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8736748" calcext:value-type="float">
            <text:p>7.87E-002</text:p>
          </table:table-cell>
          <table:table-cell office:value-type="float" office:value="0.0215186868623741" calcext:value-type="float">
            <text:p>2.1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77]+[.$C$3]*[.C78]+[.$C$4]*[.C79])^2" office:value-type="float" office:value="0.00000930140749444718" calcext:value-type="float">
            <text:p>9.30140749444718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4938785" calcext:value-type="float">
            <text:p>7.49E-002</text:p>
          </table:table-cell>
          <table:table-cell office:value-type="float" office:value="0.0101726921923886" calcext:value-type="float">
            <text:p>1.0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78]+[.$C$3]*[.C79]+[.$C$4]*[.C80])^2" office:value-type="float" office:value="0.000002870310207411" calcext:value-type="float">
            <text:p>2.870310207411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61216139" calcext:value-type="float">
            <text:p>6.12E-004</text:p>
          </table:table-cell>
          <table:table-cell office:value-type="float" office:value="0.000520896509361511" calcext:value-type="float">
            <text:p>5.21E-004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79]+[.$C$3]*[.C80]+[.$C$4]*[.C81])^2" office:value-type="float" office:value="0.00000852649953644936" calcext:value-type="float">
            <text:p>8.52649953644936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22158427" calcext:value-type="float">
            <text:p>-2.22E-003</text:p>
          </table:table-cell>
          <table:table-cell office:value-type="float" office:value="-0.00621088212980276" calcext:value-type="float">
            <text:p>-6.21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80]+[.$C$3]*[.C81]+[.$C$4]*[.C82])^2" office:value-type="float" office:value="0.0000408670278097965" calcext:value-type="float">
            <text:p>0.0000408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6595923" calcext:value-type="float">
            <text:p>1.66E-002</text:p>
          </table:table-cell>
          <table:table-cell office:value-type="float" office:value="-0.00654992834770955" calcext:value-type="float">
            <text:p>-6.55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81]+[.$C$3]*[.C82]+[.$C$4]*[.C83])^2" office:value-type="float" office:value="0.000187942543212312" calcext:value-type="float">
            <text:p>0.00018794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89349773" calcext:value-type="float">
            <text:p>-8.93E-002</text:p>
          </table:table-cell>
          <table:table-cell office:value-type="float" office:value="0.00682023924161243" calcext:value-type="float">
            <text:p>6.82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82]+[.$C$3]*[.C83]+[.$C$4]*[.C84])^2" office:value-type="float" office:value="0.000133247198691962" calcext:value-type="float">
            <text:p>0.0001332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804742" calcext:value-type="float">
            <text:p>4.80E-002</text:p>
          </table:table-cell>
          <table:table-cell office:value-type="float" office:value="0.0317336818727916" calcext:value-type="float">
            <text:p>3.1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83]+[.$C$3]*[.C84]+[.$C$4]*[.C85])^2" office:value-type="float" office:value="0.0000657035475663031" calcext:value-type="float">
            <text:p>6.57035475663031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7814613" calcext:value-type="float">
            <text:p>9.78E-002</text:p>
          </table:table-cell>
          <table:table-cell office:value-type="float" office:value="0.0647528969882132" calcext:value-type="float">
            <text:p>6.4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84]+[.$C$3]*[.C85]+[.$C$4]*[.C86])^2" office:value-type="float" office:value="0.0000441854720721788" calcext:value-type="float">
            <text:p>4.41854720721788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3309796" calcext:value-type="float">
            <text:p>1.33E-001</text:p>
          </table:table-cell>
          <table:table-cell office:value-type="float" office:value="0.104419327465888" calcext:value-type="float">
            <text:p>1.0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85]+[.$C$3]*[.C86]+[.$C$4]*[.C87])^2" office:value-type="float" office:value="0.000172850734992366" calcext:value-type="float">
            <text:p>0.00017285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625793" calcext:value-type="float">
            <text:p>2.63E-001</text:p>
          </table:table-cell>
          <table:table-cell office:value-type="float" office:value="0.130938486934249" calcext:value-type="float">
            <text:p>1.31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86]+[.$C$3]*[.C87]+[.$C$4]*[.C88])^2" office:value-type="float" office:value="0.000000571390577733576" calcext:value-type="float">
            <text:p>5.71390577733576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050021" calcext:value-type="float">
            <text:p>1.01E-001</text:p>
          </table:table-cell>
          <table:table-cell office:value-type="float" office:value="0.158213550217743" calcext:value-type="float">
            <text:p>1.5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87]+[.$C$3]*[.C88]+[.$C$4]*[.C89])^2" office:value-type="float" office:value="0.0000541258399313385" calcext:value-type="float">
            <text:p>5.41258399313385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1579476" calcext:value-type="float">
            <text:p>2.16E-001</text:p>
          </table:table-cell>
          <table:table-cell office:value-type="float" office:value="0.17813158693262" calcext:value-type="float">
            <text:p>1.7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88]+[.$C$3]*[.C89]+[.$C$4]*[.C90])^2" office:value-type="float" office:value="0.0000173915142364908" calcext:value-type="float">
            <text:p>1.73915142364908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145451" calcext:value-type="float">
            <text:p>2.51E-001</text:p>
          </table:table-cell>
          <table:table-cell office:value-type="float" office:value="0.193879310201664" calcext:value-type="float">
            <text:p>1.9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89]+[.$C$3]*[.C90]+[.$C$4]*[.C91])^2" office:value-type="float" office:value="0.00000593680491273959" calcext:value-type="float">
            <text:p>5.93680491273959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8358944" calcext:value-type="float">
            <text:p>2.84E-001</text:p>
          </table:table-cell>
          <table:table-cell office:value-type="float" office:value="0.21206358942384" calcext:value-type="float">
            <text:p>2.12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90]+[.$C$3]*[.C91]+[.$C$4]*[.C92])^2" office:value-type="float" office:value="0.000287154250582252" calcext:value-type="float">
            <text:p>0.00028715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781713" calcext:value-type="float">
            <text:p>1.08E-001</text:p>
          </table:table-cell>
          <table:table-cell office:value-type="float" office:value="0.213302242349468" calcext:value-type="float">
            <text:p>2.1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91]+[.$C$3]*[.C92]+[.$C$4]*[.C93])^2" office:value-type="float" office:value="0.000478605025622127" calcext:value-type="float">
            <text:p>0.0004786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483203" calcext:value-type="float">
            <text:p>2.45E-001</text:p>
          </table:table-cell>
          <table:table-cell office:value-type="float" office:value="0.19266385192774" calcext:value-type="float">
            <text:p>1.9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92]+[.$C$3]*[.C93]+[.$C$4]*[.C94])^2" office:value-type="float" office:value="0.0000562941313680581" calcext:value-type="float">
            <text:p>5.62941313680581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6261098" calcext:value-type="float">
            <text:p>2.63E-001</text:p>
          </table:table-cell>
          <table:table-cell office:value-type="float" office:value="0.164522519991641" calcext:value-type="float">
            <text:p>1.65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93]+[.$C$3]*[.C94]+[.$C$4]*[.C95])^2" office:value-type="float" office:value="0.00011474993861664" calcext:value-type="float">
            <text:p>0.00011474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141511" calcext:value-type="float">
            <text:p>1.51E-001</text:p>
          </table:table-cell>
          <table:table-cell office:value-type="float" office:value="0.147093327833226" calcext:value-type="float">
            <text:p>1.47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94]+[.$C$3]*[.C95]+[.$C$4]*[.C96])^2" office:value-type="float" office:value="0.000571471248040238" calcext:value-type="float">
            <text:p>0.00057147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8917914" calcext:value-type="float">
            <text:p>1.89E-001</text:p>
          </table:table-cell>
          <table:table-cell office:value-type="float" office:value="0.153569600490209" calcext:value-type="float">
            <text:p>1.5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95]+[.$C$3]*[.C96]+[.$C$4]*[.C97])^2" office:value-type="float" office:value="0.000549180321969038" calcext:value-type="float">
            <text:p>0.0005491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8034453" calcext:value-type="float">
            <text:p>3.80E-001</text:p>
          </table:table-cell>
          <table:table-cell office:value-type="float" office:value="0.183480469836042" calcext:value-type="float">
            <text:p>1.8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96]+[.$C$3]*[.C97]+[.$C$4]*[.C98])^2" office:value-type="float" office:value="0.000604357785088098" calcext:value-type="float">
            <text:p>0.00060435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6501818" calcext:value-type="float">
            <text:p>2.65E-001</text:p>
          </table:table-cell>
          <table:table-cell office:value-type="float" office:value="0.237975028593517" calcext:value-type="float">
            <text:p>2.3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97]+[.$C$3]*[.C98]+[.$C$4]*[.C99])^2" office:value-type="float" office:value="0.000144645448321562" calcext:value-type="float">
            <text:p>0.00014464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2038017" calcext:value-type="float">
            <text:p>3.20E-001</text:p>
          </table:table-cell>
          <table:table-cell office:value-type="float" office:value="0.280442723739828" calcext:value-type="float">
            <text:p>2.80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98]+[.$C$3]*[.C99]+[.$C$4]*[.C100])^2" office:value-type="float" office:value="0.00231643956178804" calcext:value-type="float">
            <text:p>0.00231643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905015" calcext:value-type="float">
            <text:p>2.91E-001</text:p>
          </table:table-cell>
          <table:table-cell office:value-type="float" office:value="0.27478101454962" calcext:value-type="float">
            <text:p>2.75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99]+[.$C$3]*[.C100]+[.$C$4]*[.C101])^2" office:value-type="float" office:value="0.000740758250040169" calcext:value-type="float">
            <text:p>0.00074075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1553617" calcext:value-type="float">
            <text:p>2.16E-001</text:p>
          </table:table-cell>
          <table:table-cell office:value-type="float" office:value="0.241902430997352" calcext:value-type="float">
            <text:p>2.42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00]+[.$C$3]*[.C101]+[.$C$4]*[.C102])^2" office:value-type="float" office:value="0.0000969741645363242" calcext:value-type="float">
            <text:p>9.6974164536324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1762372" calcext:value-type="float">
            <text:p>2.18E-001</text:p>
          </table:table-cell>
          <table:table-cell office:value-type="float" office:value="0.199176301327583" calcext:value-type="float">
            <text:p>1.99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01]+[.$C$3]*[.C102]+[.$C$4]*[.C103])^2" office:value-type="float" office:value="0.000178081685034803" calcext:value-type="float">
            <text:p>0.0001780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0966757" calcext:value-type="float">
            <text:p>3.10E-001</text:p>
          </table:table-cell>
          <table:table-cell office:value-type="float" office:value="0.169794896646916" calcext:value-type="float">
            <text:p>1.70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02]+[.$C$3]*[.C103]+[.$C$4]*[.C104])^2" office:value-type="float" office:value="0.000591272441105801" calcext:value-type="float">
            <text:p>0.00059127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944678" calcext:value-type="float">
            <text:p>1.59E-001</text:p>
          </table:table-cell>
          <table:table-cell office:value-type="float" office:value="0.16472958624773" calcext:value-type="float">
            <text:p>1.65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03]+[.$C$3]*[.C104]+[.$C$4]*[.C105])^2" office:value-type="float" office:value="0.000209791562728392" calcext:value-type="float">
            <text:p>0.00020979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1952699" calcext:value-type="float">
            <text:p>3.20E-001</text:p>
          </table:table-cell>
          <table:table-cell office:value-type="float" office:value="0.174148459040163" calcext:value-type="float">
            <text:p>1.7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04]+[.$C$3]*[.C105]+[.$C$4]*[.C106])^2" office:value-type="float" office:value="0.0000716382336270737" calcext:value-type="float">
            <text:p>7.16382336270737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8354552" calcext:value-type="float">
            <text:p>2.84E-001</text:p>
          </table:table-cell>
          <table:table-cell office:value-type="float" office:value="0.175103394591153" calcext:value-type="float">
            <text:p>1.75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05]+[.$C$3]*[.C106]+[.$C$4]*[.C107])^2" office:value-type="float" office:value="0.000438611012347547" calcext:value-type="float">
            <text:p>0.0004386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840061" calcext:value-type="float">
            <text:p>1.28E-001</text:p>
          </table:table-cell>
          <table:table-cell office:value-type="float" office:value="0.155115288043452" calcext:value-type="float">
            <text:p>1.55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06]+[.$C$3]*[.C107]+[.$C$4]*[.C108])^2" office:value-type="float" office:value="0.000385911060653569" calcext:value-type="float">
            <text:p>0.00038591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6700964" calcext:value-type="float">
            <text:p>1.67E-001</text:p>
          </table:table-cell>
          <table:table-cell office:value-type="float" office:value="0.115482562368531" calcext:value-type="float">
            <text:p>1.15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07]+[.$C$3]*[.C108]+[.$C$4]*[.C109])^2" office:value-type="float" office:value="0.00000214255235616408" calcext:value-type="float">
            <text:p>2.14255235616408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7241152" calcext:value-type="float">
            <text:p>5.72E-002</text:p>
          </table:table-cell>
          <table:table-cell office:value-type="float" office:value="0.0743860906923636" calcext:value-type="float">
            <text:p>7.4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08]+[.$C$3]*[.C109]+[.$C$4]*[.C110])^2" office:value-type="float" office:value="0.000085441456237176" calcext:value-type="float">
            <text:p>8.5441456237176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6195918" calcext:value-type="float">
            <text:p>-6.20E-002</text:p>
          </table:table-cell>
          <table:table-cell office:value-type="float" office:value="0.0425330737944258" calcext:value-type="float">
            <text:p>4.2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09]+[.$C$3]*[.C110]+[.$C$4]*[.C111])^2" office:value-type="float" office:value="0.000400729793003942" calcext:value-type="float">
            <text:p>0.00040072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3930223" calcext:value-type="float">
            <text:p>2.39E-001</text:p>
          </table:table-cell>
          <table:table-cell office:value-type="float" office:value="0.0306982934073282" calcext:value-type="float">
            <text:p>3.0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10]+[.$C$3]*[.C111]+[.$C$4]*[.C112])^2" office:value-type="float" office:value="0.00126852211522553" calcext:value-type="float">
            <text:p>0.00126852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1658951" calcext:value-type="float">
            <text:p>7.17E-002</text:p>
          </table:table-cell>
          <table:table-cell office:value-type="float" office:value="0.0544798311233914" calcext:value-type="float">
            <text:p>5.4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11]+[.$C$3]*[.C112]+[.$C$4]*[.C113])^2" office:value-type="float" office:value="0.000102475621554846" calcext:value-type="float">
            <text:p>0.0001024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3986912" calcext:value-type="float">
            <text:p>1.40E-001</text:p>
          </table:table-cell>
          <table:table-cell office:value-type="float" office:value="0.0681383445109821" calcext:value-type="float">
            <text:p>6.8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12]+[.$C$3]*[.C113]+[.$C$4]*[.C114])^2" office:value-type="float" office:value="0.000271868891241659" calcext:value-type="float">
            <text:p>0.0002718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1518225" calcext:value-type="float">
            <text:p>1.15E-001</text:p>
          </table:table-cell>
          <table:table-cell office:value-type="float" office:value="0.0653084106932821" calcext:value-type="float">
            <text:p>6.5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13]+[.$C$3]*[.C114]+[.$C$4]*[.C115])^2" office:value-type="float" office:value="0.00048500168380415" calcext:value-type="float">
            <text:p>0.00048500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9805749" calcext:value-type="float">
            <text:p>7.98E-002</text:p>
          </table:table-cell>
          <table:table-cell office:value-type="float" office:value="0.0404557231012661" calcext:value-type="float">
            <text:p>4.0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14]+[.$C$3]*[.C115]+[.$C$4]*[.C116])^2" office:value-type="float" office:value="0.0000353481843020277" calcext:value-type="float">
            <text:p>3.53481843020277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35560385" calcext:value-type="float">
            <text:p>-3.56E-002</text:p>
          </table:table-cell>
          <table:table-cell office:value-type="float" office:value="0.00965760160565411" calcext:value-type="float">
            <text:p>9.66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15]+[.$C$3]*[.C116]+[.$C$4]*[.C117])^2" office:value-type="float" office:value="0.000294298737200081" calcext:value-type="float">
            <text:p>0.00029429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41343445" calcext:value-type="float">
            <text:p>-4.13E-002</text:p>
          </table:table-cell>
          <table:table-cell office:value-type="float" office:value="-0.00398538254862242" calcext:value-type="float">
            <text:p>-3.99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16]+[.$C$3]*[.C117]+[.$C$4]*[.C118])^2" office:value-type="float" office:value="0.0000350337187368482" calcext:value-type="float">
            <text:p>3.5033718736848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58561025" calcext:value-type="float">
            <text:p>5.86E-003</text:p>
          </table:table-cell>
          <table:table-cell office:value-type="float" office:value="-0.0117094378524355" calcext:value-type="float">
            <text:p>-1.1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17]+[.$C$3]*[.C118]+[.$C$4]*[.C119])^2" office:value-type="float" office:value="0.000018635120995329" calcext:value-type="float">
            <text:p>1.8635120995329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83986413" calcext:value-type="float">
            <text:p>-8.40E-002</text:p>
          </table:table-cell>
          <table:table-cell office:value-type="float" office:value="-0.0237503347094364" calcext:value-type="float">
            <text:p>-2.3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18]+[.$C$3]*[.C119]+[.$C$4]*[.C120])^2" office:value-type="float" office:value="0.0000377227300196309" calcext:value-type="float">
            <text:p>3.77227300196309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78369031" calcext:value-type="float">
            <text:p>-7.84E-002</text:p>
          </table:table-cell>
          <table:table-cell office:value-type="float" office:value="-0.0296493483031678" calcext:value-type="float">
            <text:p>-2.9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19]+[.$C$3]*[.C120]+[.$C$4]*[.C121])^2" office:value-type="float" office:value="0.000142396076186465" calcext:value-type="float">
            <text:p>0.00014239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6830069" calcext:value-type="float">
            <text:p>1.68E-001</text:p>
          </table:table-cell>
          <table:table-cell office:value-type="float" office:value="-0.0236153791940513" calcext:value-type="float">
            <text:p>-2.3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20]+[.$C$3]*[.C121]+[.$C$4]*[.C122])^2" office:value-type="float" office:value="0.0000592725469574527" calcext:value-type="float">
            <text:p>5.92725469574527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52338" calcext:value-type="float">
            <text:p>2.15E-002</text:p>
          </table:table-cell>
          <table:table-cell office:value-type="float" office:value="-0.00988254348280098" calcext:value-type="float">
            <text:p>-9.88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21]+[.$C$3]*[.C122]+[.$C$4]*[.C123])^2" office:value-type="float" office:value="0.0000289311119142112" calcext:value-type="float">
            <text:p>2.8931111914211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1001311" calcext:value-type="float">
            <text:p>-1.10E-001</text:p>
          </table:table-cell>
          <table:table-cell office:value-type="float" office:value="-0.00152847267756865" calcext:value-type="float">
            <text:p>-1.53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22]+[.$C$3]*[.C123]+[.$C$4]*[.C124])^2" office:value-type="float" office:value="0.0000679864484275976" calcext:value-type="float">
            <text:p>6.79864484275976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40033372" calcext:value-type="float">
            <text:p>4.00E-003</text:p>
          </table:table-cell>
          <table:table-cell office:value-type="float" office:value="-0.00141979139785891" calcext:value-type="float">
            <text:p>-1.42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23]+[.$C$3]*[.C124]+[.$C$4]*[.C125])^2" office:value-type="float" office:value="0.0000529359329370609" calcext:value-type="float">
            <text:p>5.29359329370609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0794273" calcext:value-type="float">
            <text:p>-1.08E-001</text:p>
          </table:table-cell>
          <table:table-cell office:value-type="float" office:value="-0.0085868185329402" calcext:value-type="float">
            <text:p>-8.59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24]+[.$C$3]*[.C125]+[.$C$4]*[.C126])^2" office:value-type="float" office:value="0.0000273562537361049" calcext:value-type="float">
            <text:p>2.73562537361049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3323319" calcext:value-type="float">
            <text:p>-1.33E-001</text:p>
          </table:table-cell>
          <table:table-cell office:value-type="float" office:value="-0.0105235250529822" calcext:value-type="float">
            <text:p>-1.0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25]+[.$C$3]*[.C126]+[.$C$4]*[.C127])^2" office:value-type="float" office:value="0.0000211343350349542" calcext:value-type="float">
            <text:p>2.1134335034954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8001534" calcext:value-type="float">
            <text:p>-2.80E-002</text:p>
          </table:table-cell>
          <table:table-cell office:value-type="float" office:value="-0.00786302208954902" calcext:value-type="float">
            <text:p>-7.86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26]+[.$C$3]*[.C127]+[.$C$4]*[.C128])^2" office:value-type="float" office:value="0.00000460448868185996" calcext:value-type="float">
            <text:p>4.60448868185996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8210224" calcext:value-type="float">
            <text:p>8.82E-002</text:p>
          </table:table-cell>
          <table:table-cell office:value-type="float" office:value="-0.00305671189296092" calcext:value-type="float">
            <text:p>-3.06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27]+[.$C$3]*[.C128]+[.$C$4]*[.C129])^2" office:value-type="float" office:value="0.0000480127149362726" calcext:value-type="float">
            <text:p>4.80127149362726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2448732" calcext:value-type="float">
            <text:p>-2.45E-003</text:p>
          </table:table-cell>
          <table:table-cell office:value-type="float" office:value="-0.00517952248737311" calcext:value-type="float">
            <text:p>-5.18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28]+[.$C$3]*[.C129]+[.$C$4]*[.C130])^2" office:value-type="float" office:value="0.000479646539383422" calcext:value-type="float">
            <text:p>0.00047964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8273843" calcext:value-type="float">
            <text:p>3.83E-002</text:p>
          </table:table-cell>
          <table:table-cell office:value-type="float" office:value="-0.029203167298395" calcext:value-type="float">
            <text:p>-2.9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29]+[.$C$3]*[.C130]+[.$C$4]*[.C131])^2" office:value-type="float" office:value="0.000125194557473031" calcext:value-type="float">
            <text:p>0.00012519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6072651" calcext:value-type="float">
            <text:p>-1.61E-001</text:p>
          </table:table-cell>
          <table:table-cell office:value-type="float" office:value="-0.0644158494886123" calcext:value-type="float">
            <text:p>-6.4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30]+[.$C$3]*[.C131]+[.$C$4]*[.C132])^2" office:value-type="float" office:value="0.00000587682757760383" calcext:value-type="float">
            <text:p>5.87682757760383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1139582" calcext:value-type="float">
            <text:p>-1.11E-001</text:p>
          </table:table-cell>
          <table:table-cell office:value-type="float" office:value="-0.102052748578697" calcext:value-type="float">
            <text:p>-1.02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31]+[.$C$3]*[.C132]+[.$C$4]*[.C133])^2" office:value-type="float" office:value="0.000144447963448387" calcext:value-type="float">
            <text:p>0.0001444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1761465" calcext:value-type="float">
            <text:p>-1.18E-001</text:p>
          </table:table-cell>
          <table:table-cell office:value-type="float" office:value="-0.127670997018714" calcext:value-type="float">
            <text:p>-1.2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32]+[.$C$3]*[.C133]+[.$C$4]*[.C134])^2" office:value-type="float" office:value="0.000115188193346944" calcext:value-type="float">
            <text:p>0.00011518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4055343" calcext:value-type="float">
            <text:p>-2.41E-001</text:p>
          </table:table-cell>
          <table:table-cell office:value-type="float" office:value="-0.1425566691908" calcext:value-type="float">
            <text:p>-1.4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33]+[.$C$3]*[.C134]+[.$C$4]*[.C135])^2" office:value-type="float" office:value="0.000131271255913318" calcext:value-type="float">
            <text:p>0.00013127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760124" calcext:value-type="float">
            <text:p>-2.76E-001</text:p>
          </table:table-cell>
          <table:table-cell office:value-type="float" office:value="-0.145984974478941" calcext:value-type="float">
            <text:p>-1.46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34]+[.$C$3]*[.C135]+[.$C$4]*[.C136])^2" office:value-type="float" office:value="0.000287817089618895" calcext:value-type="float">
            <text:p>0.00028781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67309824" calcext:value-type="float">
            <text:p>-6.73E-002</text:p>
          </table:table-cell>
          <table:table-cell office:value-type="float" office:value="-0.132448106923315" calcext:value-type="float">
            <text:p>-1.32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35]+[.$C$3]*[.C136]+[.$C$4]*[.C137])^2" office:value-type="float" office:value="0.0000713363671365203" calcext:value-type="float">
            <text:p>7.13363671365203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6123569" calcext:value-type="float">
            <text:p>-1.61E-001</text:p>
          </table:table-cell>
          <table:table-cell office:value-type="float" office:value="-0.110465153461394" calcext:value-type="float">
            <text:p>-1.10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36]+[.$C$3]*[.C137]+[.$C$4]*[.C138])^2" office:value-type="float" office:value="0.0000270806363842718" calcext:value-type="float">
            <text:p>2.70806363842718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0786625" calcext:value-type="float">
            <text:p>-2.08E-001</text:p>
          </table:table-cell>
          <table:table-cell office:value-type="float" office:value="-0.0832782941217426" calcext:value-type="float">
            <text:p>-8.3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37]+[.$C$3]*[.C138]+[.$C$4]*[.C139])^2" office:value-type="float" office:value="0.000164498332838724" calcext:value-type="float">
            <text:p>0.00016449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6044545" calcext:value-type="float">
            <text:p>-1.60E-002</text:p>
          </table:table-cell>
          <table:table-cell office:value-type="float" office:value="-0.0432657444365887" calcext:value-type="float">
            <text:p>-4.3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38]+[.$C$3]*[.C139]+[.$C$4]*[.C140])^2" office:value-type="float" office:value="0.0000663827811573285" calcext:value-type="float">
            <text:p>6.63827811573285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57009589" calcext:value-type="float">
            <text:p>5.70E-003</text:p>
          </table:table-cell>
          <table:table-cell office:value-type="float" office:value="-0.0114007576482357" calcext:value-type="float">
            <text:p>-1.1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39]+[.$C$3]*[.C140]+[.$C$4]*[.C141])^2" office:value-type="float" office:value="0.000440223522965914" calcext:value-type="float">
            <text:p>0.00044022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0691078" calcext:value-type="float">
            <text:p>-6.91E-004</text:p>
          </table:table-cell>
          <table:table-cell office:value-type="float" office:value="-0.000517275166435947" calcext:value-type="float">
            <text:p>-5.17E-004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40]+[.$C$3]*[.C141]+[.$C$4]*[.C142])^2" office:value-type="float" office:value="0.0224643964295337" calcext:value-type="float">
            <text:p>0.02246439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838339" calcext:value-type="float">
            <text:p>3.84E-001</text:p>
          </table:table-cell>
          <table:table-cell office:value-type="float" office:value="0.160247481761286" calcext:value-type="float">
            <text:p>1.60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41]+[.$C$3]*[.C142]+[.$C$4]*[.C143])^2" office:value-type="float" office:value="0.00494528164468276" calcext:value-type="float">
            <text:p>0.0049452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959294" calcext:value-type="float">
            <text:p>4.60E-001</text:p>
          </table:table-cell>
          <table:table-cell office:value-type="float" office:value="0.39133493520075" calcext:value-type="float">
            <text:p>3.91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42]+[.$C$3]*[.C143]+[.$C$4]*[.C144])^2" office:value-type="float" office:value="0.0000290424442459816" calcext:value-type="float">
            <text:p>2.90424442459816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758918" calcext:value-type="float">
            <text:p>7.76E-001</text:p>
          </table:table-cell>
          <table:table-cell office:value-type="float" office:value="0.617033284424673" calcext:value-type="float">
            <text:p>6.17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43]+[.$C$3]*[.C144]+[.$C$4]*[.C145])^2" office:value-type="float" office:value="0.00200788620636351" calcext:value-type="float">
            <text:p>0.00200788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3775844" calcext:value-type="float">
            <text:p>9.38E-001</text:p>
          </table:table-cell>
          <table:table-cell office:value-type="float" office:value="0.797922190376406" calcext:value-type="float">
            <text:p>7.9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44]+[.$C$3]*[.C145]+[.$C$4]*[.C146])^2" office:value-type="float" office:value="0.000609512409919719" calcext:value-type="float">
            <text:p>0.00060951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2537838" calcext:value-type="float">
            <text:p>9.25E-001</text:p>
          </table:table-cell>
          <table:table-cell office:value-type="float" office:value="0.954122791203653" calcext:value-type="float">
            <text:p>9.5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45]+[.$C$3]*[.C146]+[.$C$4]*[.C147])^2" office:value-type="float" office:value="0.0000605903073280567" calcext:value-type="float">
            <text:p>6.05903073280567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8152016" calcext:value-type="float">
            <text:p>9.82E-001</text:p>
          </table:table-cell>
          <table:table-cell office:value-type="float" office:value="1.10253941442764" calcext:value-type="float">
            <text:p>1.10E+000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46]+[.$C$3]*[.C147]+[.$C$4]*[.C148])^2" office:value-type="float" office:value="0.00143912731412306" calcext:value-type="float">
            <text:p>0.00143912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150326" calcext:value-type="float">
            <text:p>1.15E+000</text:p>
          </table:table-cell>
          <table:table-cell office:value-type="float" office:value="1.21302020611833" calcext:value-type="float">
            <text:p>1.21E+000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47]+[.$C$3]*[.C148]+[.$C$4]*[.C149])^2" office:value-type="float" office:value="0.00526044894405888" calcext:value-type="float">
            <text:p>0.0052604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0946907" calcext:value-type="float">
            <text:p>1.09E+000</text:p>
          </table:table-cell>
          <table:table-cell office:value-type="float" office:value="1.25097204535512" calcext:value-type="float">
            <text:p>1.25E+000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48]+[.$C$3]*[.C149]+[.$C$4]*[.C150])^2" office:value-type="float" office:value="0.00837109514381186" calcext:value-type="float">
            <text:p>0.00837109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4032651" calcext:value-type="float">
            <text:p>9.40E-001</text:p>
          </table:table-cell>
          <table:table-cell office:value-type="float" office:value="1.1974301954991" calcext:value-type="float">
            <text:p>1.20E+000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49]+[.$C$3]*[.C150]+[.$C$4]*[.C151])^2" office:value-type="float" office:value="0.0108253912651719" calcext:value-type="float">
            <text:p>0.01082539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1103315" calcext:value-type="float">
            <text:p>9.11E-001</text:p>
          </table:table-cell>
          <table:table-cell office:value-type="float" office:value="1.03984320512623" calcext:value-type="float">
            <text:p>1.04E+000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50]+[.$C$3]*[.C151]+[.$C$4]*[.C152])^2" office:value-type="float" office:value="0.00996950414213758" calcext:value-type="float">
            <text:p>0.00996950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1006267" calcext:value-type="float">
            <text:p>8.10E-001</text:p>
          </table:table-cell>
          <table:table-cell office:value-type="float" office:value="0.782408810469936" calcext:value-type="float">
            <text:p>7.82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51]+[.$C$3]*[.C152]+[.$C$4]*[.C153])^2" office:value-type="float" office:value="0.000907917915280295" calcext:value-type="float">
            <text:p>0.0009079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937692" calcext:value-type="float">
            <text:p>3.94E-001</text:p>
          </table:table-cell>
          <table:table-cell office:value-type="float" office:value="0.494842739536336" calcext:value-type="float">
            <text:p>4.95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52]+[.$C$3]*[.C153]+[.$C$4]*[.C154])^2" office:value-type="float" office:value="0.00105795416846223" calcext:value-type="float">
            <text:p>0.00105795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791057" calcext:value-type="float">
            <text:p>1.58E-001</text:p>
          </table:table-cell>
          <table:table-cell office:value-type="float" office:value="0.239802876012488" calcext:value-type="float">
            <text:p>2.40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53]+[.$C$3]*[.C154]+[.$C$4]*[.C155])^2" office:value-type="float" office:value="0.0033481871228418" calcext:value-type="float">
            <text:p>0.00334818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674919" calcext:value-type="float">
            <text:p>3.47E-002</text:p>
          </table:table-cell>
          <table:table-cell office:value-type="float" office:value="0.0426265340099049" calcext:value-type="float">
            <text:p>4.2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54]+[.$C$3]*[.C155]+[.$C$4]*[.C156])^2" office:value-type="float" office:value="0.00357540306225112" calcext:value-type="float">
            <text:p>0.00357540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3729355" calcext:value-type="float">
            <text:p>-2.37E-002</text:p>
          </table:table-cell>
          <table:table-cell office:value-type="float" office:value="-0.0947551337962995" calcext:value-type="float">
            <text:p>-9.4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55]+[.$C$3]*[.C156]+[.$C$4]*[.C157])^2" office:value-type="float" office:value="0.00156240182119972" calcext:value-type="float">
            <text:p>0.00156240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8593377" calcext:value-type="float">
            <text:p>-2.86E-001</text:p>
          </table:table-cell>
          <table:table-cell office:value-type="float" office:value="-0.192609572744415" calcext:value-type="float">
            <text:p>-1.9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56]+[.$C$3]*[.C157]+[.$C$4]*[.C158])^2" office:value-type="float" office:value="0.00130483630958846" calcext:value-type="float">
            <text:p>0.00130483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39290631" calcext:value-type="float">
            <text:p>-3.93E-001</text:p>
          </table:table-cell>
          <table:table-cell office:value-type="float" office:value="-0.254341493652" calcext:value-type="float">
            <text:p>-2.5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57]+[.$C$3]*[.C158]+[.$C$4]*[.C159])^2" office:value-type="float" office:value="0.00130983562071648" calcext:value-type="float">
            <text:p>0.00130983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32141821" calcext:value-type="float">
            <text:p>-3.21E-001</text:p>
          </table:table-cell>
          <table:table-cell office:value-type="float" office:value="-0.279881763302473" calcext:value-type="float">
            <text:p>-2.80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58]+[.$C$3]*[.C159]+[.$C$4]*[.C160])^2" office:value-type="float" office:value="0.000545606810798768" calcext:value-type="float">
            <text:p>0.00054560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32143224" calcext:value-type="float">
            <text:p>-3.21E-001</text:p>
          </table:table-cell>
          <table:table-cell office:value-type="float" office:value="-0.282063805049297" calcext:value-type="float">
            <text:p>-2.82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59]+[.$C$3]*[.C160]+[.$C$4]*[.C161])^2" office:value-type="float" office:value="0.000191452596076657" calcext:value-type="float">
            <text:p>0.00019145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4688188" calcext:value-type="float">
            <text:p>-2.47E-001</text:p>
          </table:table-cell>
          <table:table-cell office:value-type="float" office:value="-0.270409207172402" calcext:value-type="float">
            <text:p>-2.70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60]+[.$C$3]*[.C161]+[.$C$4]*[.C162])^2" office:value-type="float" office:value="0.000318268872840097" calcext:value-type="float">
            <text:p>0.0003182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31853045" calcext:value-type="float">
            <text:p>-3.19E-001</text:p>
          </table:table-cell>
          <table:table-cell office:value-type="float" office:value="-0.240914517568163" calcext:value-type="float">
            <text:p>-2.41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61]+[.$C$3]*[.C162]+[.$C$4]*[.C163])^2" office:value-type="float" office:value="0.0000047789378143731" calcext:value-type="float">
            <text:p>4.7789378143731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2999839" calcext:value-type="float">
            <text:p>-2.30E-001</text:p>
          </table:table-cell>
          <table:table-cell office:value-type="float" office:value="-0.213605906145135" calcext:value-type="float">
            <text:p>-2.1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62]+[.$C$3]*[.C163]+[.$C$4]*[.C164])^2" office:value-type="float" office:value="0.0000784081819302637" calcext:value-type="float">
            <text:p>7.84081819302637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1382003" calcext:value-type="float">
            <text:p>-2.14E-001</text:p>
          </table:table-cell>
          <table:table-cell office:value-type="float" office:value="-0.177442455258274" calcext:value-type="float">
            <text:p>-1.77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63]+[.$C$3]*[.C164]+[.$C$4]*[.C165])^2" office:value-type="float" office:value="0.0000141686636653119" calcext:value-type="float">
            <text:p>1.41686636653119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3740748" calcext:value-type="float">
            <text:p>-1.37E-001</text:p>
          </table:table-cell>
          <table:table-cell office:value-type="float" office:value="-0.137514875831458" calcext:value-type="float">
            <text:p>-1.3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64]+[.$C$3]*[.C165]+[.$C$4]*[.C166])^2" office:value-type="float" office:value="0.0000102498654419753" calcext:value-type="float">
            <text:p>1.02498654419753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8110847" calcext:value-type="float">
            <text:p>5.81E-002</text:p>
          </table:table-cell>
          <table:table-cell office:value-type="float" office:value="-0.100788837508855" calcext:value-type="float">
            <text:p>-1.01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65]+[.$C$3]*[.C166]+[.$C$4]*[.C167])^2" office:value-type="float" office:value="0.00000835473024225147" calcext:value-type="float">
            <text:p>8.35473024225147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300832" calcext:value-type="float">
            <text:p>-1.30E-001</text:p>
          </table:table-cell>
          <table:table-cell office:value-type="float" office:value="-0.0669532542096446" calcext:value-type="float">
            <text:p>-6.7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66]+[.$C$3]*[.C167]+[.$C$4]*[.C168])^2" office:value-type="float" office:value="0.0000179906084548735" calcext:value-type="float">
            <text:p>1.79906084548735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859191" calcext:value-type="float">
            <text:p>-1.86E-001</text:p>
          </table:table-cell>
          <table:table-cell office:value-type="float" office:value="-0.0373592046489388" calcext:value-type="float">
            <text:p>-3.7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67]+[.$C$3]*[.C168]+[.$C$4]*[.C169])^2" office:value-type="float" office:value="0.0000756737461182948" calcext:value-type="float">
            <text:p>7.56737461182948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82325733" calcext:value-type="float">
            <text:p>8.23E-003</text:p>
          </table:table-cell>
          <table:table-cell office:value-type="float" office:value="-0.0164642209069456" calcext:value-type="float">
            <text:p>-1.6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68]+[.$C$3]*[.C169]+[.$C$4]*[.C170])^2" office:value-type="float" office:value="0.000129041827924509" calcext:value-type="float">
            <text:p>0.00012904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2067525" calcext:value-type="float">
            <text:p>-1.21E-001</text:p>
          </table:table-cell>
          <table:table-cell office:value-type="float" office:value="-0.00692889507901437" calcext:value-type="float">
            <text:p>-6.93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69]+[.$C$3]*[.C170]+[.$C$4]*[.C171])^2" office:value-type="float" office:value="0.000171728710116856" calcext:value-type="float">
            <text:p>0.00017172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1133539" calcext:value-type="float">
            <text:p>-2.11E-002</text:p>
          </table:table-cell>
          <table:table-cell office:value-type="float" office:value="-0.0104980993882859" calcext:value-type="float">
            <text:p>-1.0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70]+[.$C$3]*[.C171]+[.$C$4]*[.C172])^2" office:value-type="float" office:value="0.00019761391274759" calcext:value-type="float">
            <text:p>0.00019761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83541309" calcext:value-type="float">
            <text:p>-8.35E-002</text:p>
          </table:table-cell>
          <table:table-cell office:value-type="float" office:value="-0.0281248252695697" calcext:value-type="float">
            <text:p>-2.8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71]+[.$C$3]*[.C172]+[.$C$4]*[.C173])^2" office:value-type="float" office:value="0.0000513672846425392" calcext:value-type="float">
            <text:p>5.1367284642539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5871866" calcext:value-type="float">
            <text:p>3.59E-002</text:p>
          </table:table-cell>
          <table:table-cell office:value-type="float" office:value="-0.0529186485160732" calcext:value-type="float">
            <text:p>-5.29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72]+[.$C$3]*[.C173]+[.$C$4]*[.C174])^2" office:value-type="float" office:value="0.000117853473939396" calcext:value-type="float">
            <text:p>0.00011785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0502594" calcext:value-type="float">
            <text:p>4.05E-002</text:p>
          </table:table-cell>
          <table:table-cell office:value-type="float" office:value="-0.0668564377750011" calcext:value-type="float">
            <text:p>-6.69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73]+[.$C$3]*[.C174]+[.$C$4]*[.C175])^2" office:value-type="float" office:value="0.000219180296122675" calcext:value-type="float">
            <text:p>0.0002191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32211448" calcext:value-type="float">
            <text:p>-3.22E-002</text:p>
          </table:table-cell>
          <table:table-cell office:value-type="float" office:value="-0.0659894880587672" calcext:value-type="float">
            <text:p>-6.6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74]+[.$C$3]*[.C175]+[.$C$4]*[.C176])^2" office:value-type="float" office:value="0.00134669068760632" calcext:value-type="float">
            <text:p>0.00134669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1420798" calcext:value-type="float">
            <text:p>-2.14E-001</text:p>
          </table:table-cell>
          <table:table-cell office:value-type="float" office:value="-0.0284252538707046" calcext:value-type="float">
            <text:p>-2.8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75]+[.$C$3]*[.C176]+[.$C$4]*[.C177])^2" office:value-type="float" office:value="0.000467770141589644" calcext:value-type="float">
            <text:p>0.00046777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77977202" calcext:value-type="float">
            <text:p>7.80E-003</text:p>
          </table:table-cell>
          <table:table-cell office:value-type="float" office:value="0.030766974713271" calcext:value-type="float">
            <text:p>3.0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76]+[.$C$3]*[.C177]+[.$C$4]*[.C178])^2" office:value-type="float" office:value="0.0000353213526646338" calcext:value-type="float">
            <text:p>3.53213526646338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747279" calcext:value-type="float">
            <text:p>1.57E-001</text:p>
          </table:table-cell>
          <table:table-cell office:value-type="float" office:value="0.0959023802813717" calcext:value-type="float">
            <text:p>9.59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77]+[.$C$3]*[.C178]+[.$C$4]*[.C179])^2" office:value-type="float" office:value="0.00148040817843991" calcext:value-type="float">
            <text:p>0.00148040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402458" calcext:value-type="float">
            <text:p>1.04E-001</text:p>
          </table:table-cell>
          <table:table-cell office:value-type="float" office:value="0.122561713045197" calcext:value-type="float">
            <text:p>1.2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78]+[.$C$3]*[.C179]+[.$C$4]*[.C180])^2" office:value-type="float" office:value="0.0065972710556769" calcext:value-type="float">
            <text:p>0.00659727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514389" calcext:value-type="float">
            <text:p>-1.51E-001</text:p>
          </table:table-cell>
          <table:table-cell office:value-type="float" office:value="0.0679974589904328" calcext:value-type="float">
            <text:p>6.8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79]+[.$C$3]*[.C180]+[.$C$4]*[.C181])^2" office:value-type="float" office:value="0.000065205610658904" calcext:value-type="float">
            <text:p>6.5205610658904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6101116" calcext:value-type="float">
            <text:p>3.61E-003</text:p>
          </table:table-cell>
          <table:table-cell office:value-type="float" office:value="0.00535820582366232" calcext:value-type="float">
            <text:p>5.36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80]+[.$C$3]*[.C181]+[.$C$4]*[.C182])^2" office:value-type="float" office:value="0.00194693439906329" calcext:value-type="float">
            <text:p>0.00194693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51315724" calcext:value-type="float">
            <text:p>-5.13E-002</text:p>
          </table:table-cell>
          <table:table-cell office:value-type="float" office:value="-0.0131569677599226" calcext:value-type="float">
            <text:p>-1.3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81]+[.$C$3]*[.C182]+[.$C$4]*[.C183])^2" office:value-type="float" office:value="0.000657845622863258" calcext:value-type="float">
            <text:p>0.0006578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79693242" calcext:value-type="float">
            <text:p>-7.97E-002</text:p>
          </table:table-cell>
          <table:table-cell office:value-type="float" office:value="-0.00602363996695037" calcext:value-type="float">
            <text:p>-6.02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82]+[.$C$3]*[.C183]+[.$C$4]*[.C184])^2" office:value-type="float" office:value="0.0000230246963882606" calcext:value-type="float">
            <text:p>2.30246963882606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94184992" calcext:value-type="float">
            <text:p>-9.42E-002</text:p>
          </table:table-cell>
          <table:table-cell office:value-type="float" office:value="-0.00368871778295495" calcext:value-type="float">
            <text:p>-3.69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83]+[.$C$3]*[.C184]+[.$C$4]*[.C185])^2" office:value-type="float" office:value="0.000000987693938899736" calcext:value-type="float">
            <text:p>9.87693938899736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224736" calcext:value-type="float">
            <text:p>6.52E-002</text:p>
          </table:table-cell>
          <table:table-cell office:value-type="float" office:value="-0.00035996767678199" calcext:value-type="float">
            <text:p>-3.60E-004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84]+[.$C$3]*[.C185]+[.$C$4]*[.C186])^2" office:value-type="float" office:value="0.0000028919997073047" calcext:value-type="float">
            <text:p>0.0000028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1212851" calcext:value-type="float">
            <text:p>1.12E-003</text:p>
          </table:table-cell>
          <table:table-cell office:value-type="float" office:value="0.00126819438188955" calcext:value-type="float">
            <text:p>1.27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85]+[.$C$3]*[.C186]+[.$C$4]*[.C187])^2" office:value-type="float" office:value="0.0000756895883441967" calcext:value-type="float">
            <text:p>7.56895883441967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8003215" calcext:value-type="float">
            <text:p>5.80E-002</text:p>
          </table:table-cell>
          <table:table-cell office:value-type="float" office:value="-0.00580361990102725" calcext:value-type="float">
            <text:p>-5.80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86]+[.$C$3]*[.C187]+[.$C$4]*[.C188])^2" office:value-type="float" office:value="0.000292885513943769" calcext:value-type="float">
            <text:p>0.00029288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4717223" calcext:value-type="float">
            <text:p>2.47E-002</text:p>
          </table:table-cell>
          <table:table-cell office:value-type="float" office:value="0.00423846408453263" calcext:value-type="float">
            <text:p>4.24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87]+[.$C$3]*[.C188]+[.$C$4]*[.C189])^2" office:value-type="float" office:value="0.000134801953675485" calcext:value-type="float">
            <text:p>0.0001348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4833581" calcext:value-type="float">
            <text:p>2.48E-002</text:p>
          </table:table-cell>
          <table:table-cell office:value-type="float" office:value="0.0258909724238999" calcext:value-type="float">
            <text:p>2.59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88]+[.$C$3]*[.C189]+[.$C$4]*[.C190])^2" office:value-type="float" office:value="0.0000727729463140432" calcext:value-type="float">
            <text:p>7.2772946314043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1902192" calcext:value-type="float">
            <text:p>1.19E-001</text:p>
          </table:table-cell>
          <table:table-cell office:value-type="float" office:value="0.056074186848583" calcext:value-type="float">
            <text:p>5.6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89]+[.$C$3]*[.C190]+[.$C$4]*[.C191])^2" office:value-type="float" office:value="0.000511342951199685" calcext:value-type="float">
            <text:p>0.0005113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6613032" calcext:value-type="float">
            <text:p>1.66E-001</text:p>
          </table:table-cell>
          <table:table-cell office:value-type="float" office:value="0.0636445078007428" calcext:value-type="float">
            <text:p>6.3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90]+[.$C$3]*[.C191]+[.$C$4]*[.C192])^2" office:value-type="float" office:value="0.000234037631366214" calcext:value-type="float">
            <text:p>0.00023403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166769" calcext:value-type="float">
            <text:p>3.17E-001</text:p>
          </table:table-cell>
          <table:table-cell office:value-type="float" office:value="0.0559165402418889" calcext:value-type="float">
            <text:p>5.59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91]+[.$C$3]*[.C192]+[.$C$4]*[.C193])^2" office:value-type="float" office:value="0.000360042984128628" calcext:value-type="float">
            <text:p>0.0003600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7336967" calcext:value-type="float">
            <text:p>-1.73E-002</text:p>
          </table:table-cell>
          <table:table-cell office:value-type="float" office:value="0.0292137740245873" calcext:value-type="float">
            <text:p>2.9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92]+[.$C$3]*[.C193]+[.$C$4]*[.C194])^2" office:value-type="float" office:value="0.0000130868055202888" calcext:value-type="float">
            <text:p>1.30868055202888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815985" calcext:value-type="float">
            <text:p>2.98E-002</text:p>
          </table:table-cell>
          <table:table-cell office:value-type="float" office:value="0.00612857681426942" calcext:value-type="float">
            <text:p>6.13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93]+[.$C$3]*[.C194]+[.$C$4]*[.C195])^2" office:value-type="float" office:value="0.000379062843495146" calcext:value-type="float">
            <text:p>0.00037906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026497" calcext:value-type="float">
            <text:p>2.50E-001</text:p>
          </table:table-cell>
          <table:table-cell office:value-type="float" office:value="0.00251291589773997" calcext:value-type="float">
            <text:p>2.51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94]+[.$C$3]*[.C195]+[.$C$4]*[.C196])^2" office:value-type="float" office:value="0.000428446668470829" calcext:value-type="float">
            <text:p>0.00042844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258346" calcext:value-type="float">
            <text:p>1.23E-001</text:p>
          </table:table-cell>
          <table:table-cell office:value-type="float" office:value="0.0195962082994541" calcext:value-type="float">
            <text:p>1.9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95]+[.$C$3]*[.C196]+[.$C$4]*[.C197])^2" office:value-type="float" office:value="0.000986741623936538" calcext:value-type="float">
            <text:p>0.0009867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9141838" calcext:value-type="float">
            <text:p>3.91E-002</text:p>
          </table:table-cell>
          <table:table-cell office:value-type="float" office:value="0.0680919444764708" calcext:value-type="float">
            <text:p>6.8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96]+[.$C$3]*[.C197]+[.$C$4]*[.C198])^2" office:value-type="float" office:value="0.00128099091771084" calcext:value-type="float">
            <text:p>0.00128099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2508547" calcext:value-type="float">
            <text:p>2.25E-001</text:p>
          </table:table-cell>
          <table:table-cell office:value-type="float" office:value="0.152378614110312" calcext:value-type="float">
            <text:p>1.52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97]+[.$C$3]*[.C198]+[.$C$4]*[.C199])^2" office:value-type="float" office:value="0.000138158178320868" calcext:value-type="float">
            <text:p>0.00013815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6559964" calcext:value-type="float">
            <text:p>3.66E-001</text:p>
          </table:table-cell>
          <table:table-cell office:value-type="float" office:value="0.248419354456926" calcext:value-type="float">
            <text:p>2.4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98]+[.$C$3]*[.C199]+[.$C$4]*[.C200])^2" office:value-type="float" office:value="0.0002921553227734" calcext:value-type="float">
            <text:p>0.00029215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9820275" calcext:value-type="float">
            <text:p>2.98E-001</text:p>
          </table:table-cell>
          <table:table-cell office:value-type="float" office:value="0.327367543128223" calcext:value-type="float">
            <text:p>3.27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199]+[.$C$3]*[.C200]+[.$C$4]*[.C201])^2" office:value-type="float" office:value="0.00497148714923545" calcext:value-type="float">
            <text:p>0.00497148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4058489" calcext:value-type="float">
            <text:p>4.41E-001</text:p>
          </table:table-cell>
          <table:table-cell office:value-type="float" office:value="0.335806958237391" calcext:value-type="float">
            <text:p>3.36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00]+[.$C$3]*[.C201]+[.$C$4]*[.C202])^2" office:value-type="float" office:value="0.000989119437307143" calcext:value-type="float">
            <text:p>0.00098911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1291894" calcext:value-type="float">
            <text:p>3.13E-001</text:p>
          </table:table-cell>
          <table:table-cell office:value-type="float" office:value="0.312796104074149" calcext:value-type="float">
            <text:p>3.1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01]+[.$C$3]*[.C202]+[.$C$4]*[.C203])^2" office:value-type="float" office:value="0.0000104142426930283" calcext:value-type="float">
            <text:p>1.04142426930283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6660016" calcext:value-type="float">
            <text:p>4.67E-001</text:p>
          </table:table-cell>
          <table:table-cell office:value-type="float" office:value="0.286558139331297" calcext:value-type="float">
            <text:p>2.87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02]+[.$C$3]*[.C203]+[.$C$4]*[.C204])^2" office:value-type="float" office:value="0.00109710056375077" calcext:value-type="float">
            <text:p>0.0010971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6381277" calcext:value-type="float">
            <text:p>2.64E-001</text:p>
          </table:table-cell>
          <table:table-cell office:value-type="float" office:value="0.293442683004185" calcext:value-type="float">
            <text:p>2.9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03]+[.$C$3]*[.C204]+[.$C$4]*[.C205])^2" office:value-type="float" office:value="0.000437042012971589" calcext:value-type="float">
            <text:p>0.000437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0131961" calcext:value-type="float">
            <text:p>2.01E-001</text:p>
          </table:table-cell>
          <table:table-cell office:value-type="float" office:value="0.321232776489781" calcext:value-type="float">
            <text:p>3.21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04]+[.$C$3]*[.C205]+[.$C$4]*[.C206])^2" office:value-type="float" office:value="0.000235346108833357" calcext:value-type="float">
            <text:p>0.00023534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1135894" calcext:value-type="float">
            <text:p>3.11E-001</text:p>
          </table:table-cell>
          <table:table-cell office:value-type="float" office:value="0.333681875586701" calcext:value-type="float">
            <text:p>3.3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05]+[.$C$3]*[.C206]+[.$C$4]*[.C207])^2" office:value-type="float" office:value="0.000507436679972363" calcext:value-type="float">
            <text:p>0.0005074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6816173" calcext:value-type="float">
            <text:p>4.68E-001</text:p>
          </table:table-cell>
          <table:table-cell office:value-type="float" office:value="0.323604619453085" calcext:value-type="float">
            <text:p>3.2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06]+[.$C$3]*[.C207]+[.$C$4]*[.C208])^2" office:value-type="float" office:value="0.0000504538277177938" calcext:value-type="float">
            <text:p>5.04538277177938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350743" calcext:value-type="float">
            <text:p>2.54E-001</text:p>
          </table:table-cell>
          <table:table-cell office:value-type="float" office:value="0.306424277531038" calcext:value-type="float">
            <text:p>3.06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07]+[.$C$3]*[.C208]+[.$C$4]*[.C209])^2" office:value-type="float" office:value="0.000767655137576824" calcext:value-type="float">
            <text:p>0.00076765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4381568" calcext:value-type="float">
            <text:p>4.44E-001</text:p>
          </table:table-cell>
          <table:table-cell office:value-type="float" office:value="0.316950525756045" calcext:value-type="float">
            <text:p>3.17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08]+[.$C$3]*[.C209]+[.$C$4]*[.C210])^2" office:value-type="float" office:value="0.000337605090660286" calcext:value-type="float">
            <text:p>0.00033760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3433053" calcext:value-type="float">
            <text:p>3.34E-001</text:p>
          </table:table-cell>
          <table:table-cell office:value-type="float" office:value="0.345850807034802" calcext:value-type="float">
            <text:p>3.46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09]+[.$C$3]*[.C210]+[.$C$4]*[.C211])^2" office:value-type="float" office:value="0.000012817197484044" calcext:value-type="float">
            <text:p>1.2817197484044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6266267" calcext:value-type="float">
            <text:p>4.63E-001</text:p>
          </table:table-cell>
          <table:table-cell office:value-type="float" office:value="0.378331199692279" calcext:value-type="float">
            <text:p>3.7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10]+[.$C$3]*[.C211]+[.$C$4]*[.C212])^2" office:value-type="float" office:value="0.000171032772161836" calcext:value-type="float">
            <text:p>0.00017103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0939792" calcext:value-type="float">
            <text:p>3.09E-001</text:p>
          </table:table-cell>
          <table:table-cell office:value-type="float" office:value="0.397733642504241" calcext:value-type="float">
            <text:p>3.9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11]+[.$C$3]*[.C212]+[.$C$4]*[.C213])^2" office:value-type="float" office:value="0.0000830830058391378" calcext:value-type="float">
            <text:p>0.0000830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3847127" calcext:value-type="float">
            <text:p>4.38E-001</text:p>
          </table:table-cell>
          <table:table-cell office:value-type="float" office:value="0.408021097338199" calcext:value-type="float">
            <text:p>4.0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12]+[.$C$3]*[.C213]+[.$C$4]*[.C214])^2" office:value-type="float" office:value="0.000243195886476919" calcext:value-type="float">
            <text:p>0.0002431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3845661" calcext:value-type="float">
            <text:p>2.38E-001</text:p>
          </table:table-cell>
          <table:table-cell office:value-type="float" office:value="0.402713813108072" calcext:value-type="float">
            <text:p>4.0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13]+[.$C$3]*[.C214]+[.$C$4]*[.C215])^2" office:value-type="float" office:value="0.00000563936005396445" calcext:value-type="float">
            <text:p>5.63936005396445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9710426" calcext:value-type="float">
            <text:p>3.97E-001</text:p>
          </table:table-cell>
          <table:table-cell office:value-type="float" office:value="0.395031795197305" calcext:value-type="float">
            <text:p>3.95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14]+[.$C$3]*[.C215]+[.$C$4]*[.C216])^2" office:value-type="float" office:value="0.000357615288834783" calcext:value-type="float">
            <text:p>0.00035761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849706" calcext:value-type="float">
            <text:p>4.98E-001</text:p>
          </table:table-cell>
          <table:table-cell office:value-type="float" office:value="0.406260496173845" calcext:value-type="float">
            <text:p>4.06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15]+[.$C$3]*[.C216]+[.$C$4]*[.C217])^2" office:value-type="float" office:value="0.00000213065202883783" calcext:value-type="float">
            <text:p>2.13065202883783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2438067" calcext:value-type="float">
            <text:p>4.24E-001</text:p>
          </table:table-cell>
          <table:table-cell office:value-type="float" office:value="0.416029521834147" calcext:value-type="float">
            <text:p>4.16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16]+[.$C$3]*[.C217]+[.$C$4]*[.C218])^2" office:value-type="float" office:value="0.000887183573778458" calcext:value-type="float">
            <text:p>0.00088718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257668" calcext:value-type="float">
            <text:p>5.83E-001</text:p>
          </table:table-cell>
          <table:table-cell office:value-type="float" office:value="0.396012920528101" calcext:value-type="float">
            <text:p>3.96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17]+[.$C$3]*[.C218]+[.$C$4]*[.C219])^2" office:value-type="float" office:value="0.000257355216650032" calcext:value-type="float">
            <text:p>0.00025735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9643649" calcext:value-type="float">
            <text:p>3.96E-001</text:p>
          </table:table-cell>
          <table:table-cell office:value-type="float" office:value="0.359954024602828" calcext:value-type="float">
            <text:p>3.60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18]+[.$C$3]*[.C219]+[.$C$4]*[.C220])^2" office:value-type="float" office:value="0.00000000572865670429169" calcext:value-type="float">
            <text:p>5.72865670429169E-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2585259" calcext:value-type="float">
            <text:p>2.26E-001</text:p>
          </table:table-cell>
          <table:table-cell office:value-type="float" office:value="0.323819440787479" calcext:value-type="float">
            <text:p>3.2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19]+[.$C$3]*[.C220]+[.$C$4]*[.C221])^2" office:value-type="float" office:value="0.000316324354420389" calcext:value-type="float">
            <text:p>0.0003163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3204461" calcext:value-type="float">
            <text:p>3.32E-001</text:p>
          </table:table-cell>
          <table:table-cell office:value-type="float" office:value="0.305470366647717" calcext:value-type="float">
            <text:p>3.05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20]+[.$C$3]*[.C221]+[.$C$4]*[.C222])^2" office:value-type="float" office:value="0.000516642113422293" calcext:value-type="float">
            <text:p>0.00051664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5564612" calcext:value-type="float">
            <text:p>5.56E-001</text:p>
          </table:table-cell>
          <table:table-cell office:value-type="float" office:value="0.30985105523048" calcext:value-type="float">
            <text:p>3.10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21]+[.$C$3]*[.C222]+[.$C$4]*[.C223])^2" office:value-type="float" office:value="0.0000285294337755234" calcext:value-type="float">
            <text:p>2.85294337755234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3182039" calcext:value-type="float">
            <text:p>4.32E-001</text:p>
          </table:table-cell>
          <table:table-cell office:value-type="float" office:value="0.308890448672968" calcext:value-type="float">
            <text:p>3.09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22]+[.$C$3]*[.C223]+[.$C$4]*[.C224])^2" office:value-type="float" office:value="0.000120455594228162" calcext:value-type="float">
            <text:p>0.0001204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7246274" calcext:value-type="float">
            <text:p>4.72E-001</text:p>
          </table:table-cell>
          <table:table-cell office:value-type="float" office:value="0.296954615729264" calcext:value-type="float">
            <text:p>2.97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23]+[.$C$3]*[.C224]+[.$C$4]*[.C225])^2" office:value-type="float" office:value="0.00000180321370030716" calcext:value-type="float">
            <text:p>1.80321370030716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1883915" calcext:value-type="float">
            <text:p>5.19E-001</text:p>
          </table:table-cell>
          <table:table-cell office:value-type="float" office:value="0.283675944857772" calcext:value-type="float">
            <text:p>2.8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24]+[.$C$3]*[.C225]+[.$C$4]*[.C226])^2" office:value-type="float" office:value="0.0000496835757008705" calcext:value-type="float">
            <text:p>4.96835757008705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0087922" calcext:value-type="float">
            <text:p>2.01E-001</text:p>
          </table:table-cell>
          <table:table-cell office:value-type="float" office:value="0.277445931709625" calcext:value-type="float">
            <text:p>2.77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25]+[.$C$3]*[.C226]+[.$C$4]*[.C227])^2" office:value-type="float" office:value="0.000377685680935361" calcext:value-type="float">
            <text:p>0.00037768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3572084" calcext:value-type="float">
            <text:p>3.36E-001</text:p>
          </table:table-cell>
          <table:table-cell office:value-type="float" office:value="0.290650055561493" calcext:value-type="float">
            <text:p>2.91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26]+[.$C$3]*[.C227]+[.$C$4]*[.C228])^2" office:value-type="float" office:value="0.000304681158270523" calcext:value-type="float">
            <text:p>0.00030468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1592731" calcext:value-type="float">
            <text:p>3.16E-001</text:p>
          </table:table-cell>
          <table:table-cell office:value-type="float" office:value="0.321309297810854" calcext:value-type="float">
            <text:p>3.21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27]+[.$C$3]*[.C228]+[.$C$4]*[.C229])^2" office:value-type="float" office:value="0.0000579704110963831" calcext:value-type="float">
            <text:p>5.79704110963831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6974976" calcext:value-type="float">
            <text:p>2.70E-001</text:p>
          </table:table-cell>
          <table:table-cell office:value-type="float" office:value="0.359582370311567" calcext:value-type="float">
            <text:p>3.60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28]+[.$C$3]*[.C229]+[.$C$4]*[.C230])^2" office:value-type="float" office:value="0.0000122567778371804" calcext:value-type="float">
            <text:p>1.22567778371804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377314" calcext:value-type="float">
            <text:p>3.38E-001</text:p>
          </table:table-cell>
          <table:table-cell office:value-type="float" office:value="0.394354474683721" calcext:value-type="float">
            <text:p>3.9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29]+[.$C$3]*[.C230]+[.$C$4]*[.C231])^2" office:value-type="float" office:value="0.0000406043950037447" calcext:value-type="float">
            <text:p>4.06043950037447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171755" calcext:value-type="float">
            <text:p>4.92E-001</text:p>
          </table:table-cell>
          <table:table-cell office:value-type="float" office:value="0.422754421257786" calcext:value-type="float">
            <text:p>4.2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30]+[.$C$3]*[.C231]+[.$C$4]*[.C232])^2" office:value-type="float" office:value="0.000281005789362472" calcext:value-type="float">
            <text:p>0.00028100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188775" calcext:value-type="float">
            <text:p>3.19E-001</text:p>
          </table:table-cell>
          <table:table-cell office:value-type="float" office:value="0.434391140536295" calcext:value-type="float">
            <text:p>4.3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31]+[.$C$3]*[.C232]+[.$C$4]*[.C233])^2" office:value-type="float" office:value="0.00048192935099967" calcext:value-type="float">
            <text:p>0.00048192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2812534" calcext:value-type="float">
            <text:p>4.28E-001</text:p>
          </table:table-cell>
          <table:table-cell office:value-type="float" office:value="0.424074970460561" calcext:value-type="float">
            <text:p>4.2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32]+[.$C$3]*[.C233]+[.$C$4]*[.C234])^2" office:value-type="float" office:value="0.000645543474502543" calcext:value-type="float">
            <text:p>0.00064554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1809631" calcext:value-type="float">
            <text:p>2.18E-001</text:p>
          </table:table-cell>
          <table:table-cell office:value-type="float" office:value="0.388351252795526" calcext:value-type="float">
            <text:p>3.8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33]+[.$C$3]*[.C234]+[.$C$4]*[.C235])^2" office:value-type="float" office:value="0.000835272222361889" calcext:value-type="float">
            <text:p>0.00083527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7060318" calcext:value-type="float">
            <text:p>2.71E-001</text:p>
          </table:table-cell>
          <table:table-cell office:value-type="float" office:value="0.323726458639089" calcext:value-type="float">
            <text:p>3.2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34]+[.$C$3]*[.C235]+[.$C$4]*[.C236])^2" office:value-type="float" office:value="0.000430699215516083" calcext:value-type="float">
            <text:p>0.0004306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7361121" calcext:value-type="float">
            <text:p>1.74E-001</text:p>
          </table:table-cell>
          <table:table-cell office:value-type="float" office:value="0.238348370394338" calcext:value-type="float">
            <text:p>2.38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35]+[.$C$3]*[.C236]+[.$C$4]*[.C237])^2" office:value-type="float" office:value="0.0000568963115919093" calcext:value-type="float">
            <text:p>5.68963115919093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9267572" calcext:value-type="float">
            <text:p>2.93E-001</text:p>
          </table:table-cell>
          <table:table-cell office:value-type="float" office:value="0.160513246526534" calcext:value-type="float">
            <text:p>1.61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36]+[.$C$3]*[.C237]+[.$C$4]*[.C238])^2" office:value-type="float" office:value="0.000431064947965281" calcext:value-type="float">
            <text:p>0.0004310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9108727" calcext:value-type="float">
            <text:p>1.91E-001</text:p>
          </table:table-cell>
          <table:table-cell office:value-type="float" office:value="0.103440226308537" calcext:value-type="float">
            <text:p>1.0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37]+[.$C$3]*[.C238]+[.$C$4]*[.C239])^2" office:value-type="float" office:value="0.000994722714697345" calcext:value-type="float">
            <text:p>0.00099472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670335" calcext:value-type="float">
            <text:p>2.47E-001</text:p>
          </table:table-cell>
          <table:table-cell office:value-type="float" office:value="0.0779064311079258" calcext:value-type="float">
            <text:p>7.79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38]+[.$C$3]*[.C239]+[.$C$4]*[.C240])^2" office:value-type="float" office:value="0.0013663622843196" calcext:value-type="float">
            <text:p>0.00136636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835098" calcext:value-type="float">
            <text:p>2.48E-001</text:p>
          </table:table-cell>
          <table:table-cell office:value-type="float" office:value="0.0893369739146375" calcext:value-type="float">
            <text:p>8.9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39]+[.$C$3]*[.C240]+[.$C$4]*[.C241])^2" office:value-type="float" office:value="0.00131934271265846" calcext:value-type="float">
            <text:p>0.0013193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701892" calcext:value-type="float">
            <text:p>1.57E-001</text:p>
          </table:table-cell>
          <table:table-cell office:value-type="float" office:value="0.137090274224855" calcext:value-type="float">
            <text:p>1.37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40]+[.$C$3]*[.C241]+[.$C$4]*[.C242])^2" office:value-type="float" office:value="0.0000492938875120513" calcext:value-type="float">
            <text:p>4.92938875120513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3765714" calcext:value-type="float">
            <text:p>2.38E-001</text:p>
          </table:table-cell>
          <table:table-cell office:value-type="float" office:value="0.191864535118357" calcext:value-type="float">
            <text:p>1.92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41]+[.$C$3]*[.C242]+[.$C$4]*[.C243])^2" office:value-type="float" office:value="0.00106192638706408" calcext:value-type="float">
            <text:p>0.0010619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6423175" calcext:value-type="float">
            <text:p>3.64E-001</text:p>
          </table:table-cell>
          <table:table-cell office:value-type="float" office:value="0.214051583994505" calcext:value-type="float">
            <text:p>2.1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42]+[.$C$3]*[.C243]+[.$C$4]*[.C244])^2" office:value-type="float" office:value="0.00105142193587881" calcext:value-type="float">
            <text:p>0.00105142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7110281" calcext:value-type="float">
            <text:p>1.71E-001</text:p>
          </table:table-cell>
          <table:table-cell office:value-type="float" office:value="0.203812995854877" calcext:value-type="float">
            <text:p>2.04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43]+[.$C$3]*[.C244]+[.$C$4]*[.C245])^2" office:value-type="float" office:value="0.000439483119063899" calcext:value-type="float">
            <text:p>0.00043948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366504" calcext:value-type="float">
            <text:p>1.04E-001</text:p>
          </table:table-cell>
          <table:table-cell office:value-type="float" office:value="0.172610555038226" calcext:value-type="float">
            <text:p>1.73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44]+[.$C$3]*[.C245]+[.$C$4]*[.C246])^2" office:value-type="float" office:value="0.000132353468826925" calcext:value-type="float">
            <text:p>0.00013235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8328613" calcext:value-type="float">
            <text:p>1.83E-001</text:p>
          </table:table-cell>
          <table:table-cell office:value-type="float" office:value="0.129903616456488" calcext:value-type="float">
            <text:p>1.30E-001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45]+[.$C$3]*[.C246]+[.$C$4]*[.C247])^2" office:value-type="float" office:value="0.000014639474889831" calcext:value-type="float">
            <text:p>1.4639474889831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5563453" calcext:value-type="float">
            <text:p>8.56E-002</text:p>
          </table:table-cell>
          <table:table-cell office:value-type="float" office:value="0.0833705212012929" calcext:value-type="float">
            <text:p>8.3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46]+[.$C$3]*[.C247]+[.$C$4]*[.C248])^2" office:value-type="float" office:value="0.000000195459762019488" calcext:value-type="float">
            <text:p>1.95459762019488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41885118" calcext:value-type="float">
            <text:p>-4.19E-002</text:p>
          </table:table-cell>
          <table:table-cell office:value-type="float" office:value="0.0372795342609029" calcext:value-type="float">
            <text:p>3.7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47]+[.$C$3]*[.C248]+[.$C$4]*[.C249])^2" office:value-type="float" office:value="0.000388076704266142" calcext:value-type="float">
            <text:p>0.00038807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706555" calcext:value-type="float">
            <text:p>1.07E-001</text:p>
          </table:table-cell>
          <table:table-cell office:value-type="float" office:value="0.0108882098624487" calcext:value-type="float">
            <text:p>1.09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48]+[.$C$3]*[.C249]+[.$C$4]*[.C250])^2" office:value-type="float" office:value="0.000211371971442592" calcext:value-type="float">
            <text:p>0.0002113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8533821" calcext:value-type="float">
            <text:p>4.85E-002</text:p>
          </table:table-cell>
          <table:table-cell office:value-type="float" office:value="-0.000964477342561683" calcext:value-type="float">
            <text:p>-9.64E-004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49]+[.$C$3]*[.C250]+[.$C$4]*[.C251])^2" office:value-type="float" office:value="0.000127537005410152" calcext:value-type="float">
            <text:p>0.000127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2735911" calcext:value-type="float">
            <text:p>1.27E-002</text:p>
          </table:table-cell>
          <table:table-cell office:value-type="float" office:value="-0.00152393624871291" calcext:value-type="float">
            <text:p>-1.52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50]+[.$C$3]*[.C251]+[.$C$4]*[.C252])^2" office:value-type="float" office:value="0.000000614729491836853" calcext:value-type="float">
            <text:p>6.14729491836853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6010826" calcext:value-type="float">
            <text:p>1.60E-001</text:p>
          </table:table-cell>
          <table:table-cell office:value-type="float" office:value="-0.00129934828647114" calcext:value-type="float">
            <text:p>-1.30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51]+[.$C$3]*[.C252]+[.$C$4]*[.C253])^2" office:value-type="float" office:value="0.000159743325539491" calcext:value-type="float">
            <text:p>0.0001597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116644" calcext:value-type="float">
            <text:p>2.12E-001</text:p>
          </table:table-cell>
          <table:table-cell office:value-type="float" office:value="-0.0137137209436589" calcext:value-type="float">
            <text:p>-1.3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52]+[.$C$3]*[.C253]+[.$C$4]*[.C254])^2" office:value-type="float" office:value="0.0000164084355587079" calcext:value-type="float">
            <text:p>1.64084355587079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33343206" calcext:value-type="float">
            <text:p>-3.33E-002</text:p>
          </table:table-cell>
          <table:table-cell office:value-type="float" office:value="-0.0220773608821022" calcext:value-type="float">
            <text:p>-2.2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53]+[.$C$3]*[.C254]+[.$C$4]*[.C255])^2" office:value-type="float" office:value="0.000340230254540759" calcext:value-type="float">
            <text:p>0.00034023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538578" calcext:value-type="float">
            <text:p>2.35E-002</text:p>
          </table:table-cell>
          <table:table-cell office:value-type="float" office:value="-0.0119956693098146" calcext:value-type="float">
            <text:p>-1.2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54]+[.$C$3]*[.C255]+[.$C$4]*[.C256])^2" office:value-type="float" office:value="0.00000783075484338935" calcext:value-type="float">
            <text:p>7.83075484338935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72625412" calcext:value-type="float">
            <text:p>-7.26E-002</text:p>
          </table:table-cell>
          <table:table-cell office:value-type="float" office:value="0.000884370854659025" calcext:value-type="float">
            <text:p>8.84E-004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55]+[.$C$3]*[.C256]+[.$C$4]*[.C257])^2" office:value-type="float" office:value="0.00000108804713478735" calcext:value-type="float">
            <text:p>0.0000010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1748566" calcext:value-type="float">
            <text:p>7.17E-002</text:p>
          </table:table-cell>
          <table:table-cell office:value-type="float" office:value="0.0127213160403376" calcext:value-type="float">
            <text:p>1.2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56]+[.$C$3]*[.C257]+[.$C$4]*[.C258])^2" office:value-type="float" office:value="0.0000451399166444544" calcext:value-type="float">
            <text:p>4.51399166444544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2366084" calcext:value-type="float">
            <text:p>-2.37E-001</text:p>
          </table:table-cell>
          <table:table-cell office:value-type="float" office:value="0.0178396366164362" calcext:value-type="float">
            <text:p>1.7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57]+[.$C$3]*[.C258]+[.$C$4]*[.C259])^2" office:value-type="float" office:value="0.0000127602672169501" calcext:value-type="float">
            <text:p>1.27602672169501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554441" calcext:value-type="float">
            <text:p>9.55E-002</text:p>
          </table:table-cell>
          <table:table-cell office:value-type="float" office:value="0.0193858055696399" calcext:value-type="float">
            <text:p>1.9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58]+[.$C$3]*[.C259]+[.$C$4]*[.C260])^2" office:value-type="float" office:value="0.0000350801132363663" calcext:value-type="float">
            <text:p>3.50801132363663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5594362" calcext:value-type="float">
            <text:p>1.56E-002</text:p>
          </table:table-cell>
          <table:table-cell office:value-type="float" office:value="0.015009127805566" calcext:value-type="float">
            <text:p>1.5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59]+[.$C$3]*[.C260]+[.$C$4]*[.C261])^2" office:value-type="float" office:value="0.00000191299551330767" calcext:value-type="float">
            <text:p>0.0000019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7481101" calcext:value-type="float">
            <text:p>1.75E-002</text:p>
          </table:table-cell>
          <table:table-cell office:value-type="float" office:value="0.00924933923128652" calcext:value-type="float">
            <text:p>9.25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60]+[.$C$3]*[.C261]+[.$C$4]*[.C262])^2" office:value-type="float" office:value="0.0000126553119844582" calcext:value-type="float">
            <text:p>1.2655311984458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1065523" calcext:value-type="float">
            <text:p>1.11E-001</text:p>
          </table:table-cell>
          <table:table-cell office:value-type="float" office:value="0.00704698118822729" calcext:value-type="float">
            <text:p>7.05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61]+[.$C$3]*[.C262]+[.$C$4]*[.C263])^2" office:value-type="float" office:value="0.0000499387306796575" calcext:value-type="float">
            <text:p>4.99387306796575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39820902" calcext:value-type="float">
            <text:p>-3.98E-002</text:p>
          </table:table-cell>
          <table:table-cell office:value-type="float" office:value="-0.00222211094347979" calcext:value-type="float">
            <text:p>-2.22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62]+[.$C$3]*[.C263]+[.$C$4]*[.C264])^2" office:value-type="float" office:value="0.000212942657071167" calcext:value-type="float">
            <text:p>0.0002129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7014953" calcext:value-type="float">
            <text:p>-2.70E-002</text:p>
          </table:table-cell>
          <table:table-cell office:value-type="float" office:value="-0.0260837579259033" calcext:value-type="float">
            <text:p>-2.6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63]+[.$C$3]*[.C264]+[.$C$4]*[.C265])^2" office:value-type="float" office:value="0.0000345928352939008" calcext:value-type="float">
            <text:p>3.45928352939008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4181456" calcext:value-type="float">
            <text:p>-1.42E-001</text:p>
          </table:table-cell>
          <table:table-cell office:value-type="float" office:value="-0.0440638374902059" calcext:value-type="float">
            <text:p>-4.4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64]+[.$C$3]*[.C265]+[.$C$4]*[.C266])^2" office:value-type="float" office:value="0.000137604305590036" calcext:value-type="float">
            <text:p>0.00013760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8193608" calcext:value-type="float">
            <text:p>-1.82E-001</text:p>
          </table:table-cell>
          <table:table-cell office:value-type="float" office:value="-0.0503134308928" calcext:value-type="float">
            <text:p>-5.0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65]+[.$C$3]*[.C266]+[.$C$4]*[.C267])^2" office:value-type="float" office:value="0.000341268196945825" calcext:value-type="float">
            <text:p>0.00034126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86519444" calcext:value-type="float">
            <text:p>-8.65E-002</text:p>
          </table:table-cell>
          <table:table-cell office:value-type="float" office:value="-0.0380895785706295" calcext:value-type="float">
            <text:p>-3.8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66]+[.$C$3]*[.C267]+[.$C$4]*[.C268])^2" office:value-type="float" office:value="0.0000147065905372715" calcext:value-type="float">
            <text:p>1.47065905372715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530205" calcext:value-type="float">
            <text:p>1.15E-002</text:p>
          </table:table-cell>
          <table:table-cell office:value-type="float" office:value="-0.0220308089693939" calcext:value-type="float">
            <text:p>-2.2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67]+[.$C$3]*[.C268]+[.$C$4]*[.C269])^2" office:value-type="float" office:value="0.000372161676370189" calcext:value-type="float">
            <text:p>0.00037216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7090309" calcext:value-type="float">
            <text:p>-7.09E-002</text:p>
          </table:table-cell>
          <table:table-cell office:value-type="float" office:value="-0.0252635316994993" calcext:value-type="float">
            <text:p>-2.5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68]+[.$C$3]*[.C269]+[.$C$4]*[.C270])^2" office:value-type="float" office:value="0.000405116462482142" calcext:value-type="float">
            <text:p>0.00040511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5021299" calcext:value-type="float">
            <text:p>-1.50E-001</text:p>
          </table:table-cell>
          <table:table-cell office:value-type="float" office:value="-0.0486237595527476" calcext:value-type="float">
            <text:p>-4.8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69]+[.$C$3]*[.C270]+[.$C$4]*[.C271])^2" office:value-type="float" office:value="0.00000393440359880432" calcext:value-type="float">
            <text:p>3.93440359880432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456858" calcext:value-type="float">
            <text:p>9.05E-002</text:p>
          </table:table-cell>
          <table:table-cell office:value-type="float" office:value="-0.0739675205160811" calcext:value-type="float">
            <text:p>-7.4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70]+[.$C$3]*[.C271]+[.$C$4]*[.C272])^2" office:value-type="float" office:value="0.000240895530390252" calcext:value-type="float">
            <text:p>0.00024089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87864637" calcext:value-type="float">
            <text:p>-8.79E-002</text:p>
          </table:table-cell>
          <table:table-cell office:value-type="float" office:value="-0.0837904718874425" calcext:value-type="float">
            <text:p>-8.3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71]+[.$C$3]*[.C272]+[.$C$4]*[.C273])^2" office:value-type="float" office:value="0.000777674949445608" calcext:value-type="float">
            <text:p>0.00077767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7537507" calcext:value-type="float">
            <text:p>-1.75E-002</text:p>
          </table:table-cell>
          <table:table-cell office:value-type="float" office:value="-0.065726599319072" calcext:value-type="float">
            <text:p>-6.5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72]+[.$C$3]*[.C273]+[.$C$4]*[.C274])^2" office:value-type="float" office:value="0.00000010718055837627" calcext:value-type="float">
            <text:p>1.0718055837627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6165826" calcext:value-type="float">
            <text:p>-1.62E-002</text:p>
          </table:table-cell>
          <table:table-cell office:value-type="float" office:value="-0.0473353423308275" calcext:value-type="float">
            <text:p>-4.7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73]+[.$C$3]*[.C274]+[.$C$4]*[.C275])^2" office:value-type="float" office:value="0.0000891150693859529" calcext:value-type="float">
            <text:p>8.91150693859529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40635703" calcext:value-type="float">
            <text:p>-4.06E-002</text:p>
          </table:table-cell>
          <table:table-cell office:value-type="float" office:value="-0.0383841631699079" calcext:value-type="float">
            <text:p>-3.8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74]+[.$C$3]*[.C275]+[.$C$4]*[.C276])^2" office:value-type="float" office:value="0.000165146068906566" calcext:value-type="float">
            <text:p>0.00016514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4459727" calcext:value-type="float">
            <text:p>2.45E-002</text:p>
          </table:table-cell>
          <table:table-cell office:value-type="float" office:value="-0.0422839010543422" calcext:value-type="float">
            <text:p>-4.2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75]+[.$C$3]*[.C276]+[.$C$4]*[.C277])^2" office:value-type="float" office:value="0.000039682228519283" calcext:value-type="float">
            <text:p>3.9682228519283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41005395" calcext:value-type="float">
            <text:p>-4.10E-002</text:p>
          </table:table-cell>
          <table:table-cell office:value-type="float" office:value="-0.0524830221243973" calcext:value-type="float">
            <text:p>-5.2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76]+[.$C$3]*[.C277]+[.$C$4]*[.C278])^2" office:value-type="float" office:value="0.000449808478370156" calcext:value-type="float">
            <text:p>0.00044980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8034184" calcext:value-type="float">
            <text:p>-1.80E-001</text:p>
          </table:table-cell>
          <table:table-cell office:value-type="float" office:value="-0.041473454447381" calcext:value-type="float">
            <text:p>-4.1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77]+[.$C$3]*[.C278]+[.$C$4]*[.C279])^2" office:value-type="float" office:value="0.0000110330680973822" calcext:value-type="float">
            <text:p>1.10330680973822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1613096" calcext:value-type="float">
            <text:p>-1.16E-001</text:p>
          </table:table-cell>
          <table:table-cell office:value-type="float" office:value="-0.027142280517754" calcext:value-type="float">
            <text:p>-2.71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78]+[.$C$3]*[.C279]+[.$C$4]*[.C280])^2" office:value-type="float" office:value="0.00010481889428108" calcext:value-type="float">
            <text:p>0.0001048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806102" calcext:value-type="float">
            <text:p>1.18E-002</text:p>
          </table:table-cell>
          <table:table-cell office:value-type="float" office:value="-0.0230492164860076" calcext:value-type="float">
            <text:p>-2.3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79]+[.$C$3]*[.C280]+[.$C$4]*[.C281])^2" office:value-type="float" office:value="0.000291936324637417" calcext:value-type="float">
            <text:p>0.00029193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3742642" calcext:value-type="float">
            <text:p>-1.37E-001</text:p>
          </table:table-cell>
          <table:table-cell office:value-type="float" office:value="-0.0360422966839409" calcext:value-type="float">
            <text:p>-3.6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80]+[.$C$3]*[.C281]+[.$C$4]*[.C282])^2" office:value-type="float" office:value="0.00000404844152729729" calcext:value-type="float">
            <text:p>4.04844152729729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45756416" calcext:value-type="float">
            <text:p>-4.58E-002</text:p>
          </table:table-cell>
          <table:table-cell office:value-type="float" office:value="-0.0470233029450376" calcext:value-type="float">
            <text:p>-4.7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81]+[.$C$3]*[.C282]+[.$C$4]*[.C283])^2" office:value-type="float" office:value="0.0000838543426600427" calcext:value-type="float">
            <text:p>8.38543426600427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0446086" calcext:value-type="float">
            <text:p>-1.04E-001</text:p>
          </table:table-cell>
          <table:table-cell office:value-type="float" office:value="-0.0488471075233032" calcext:value-type="float">
            <text:p>-4.8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82]+[.$C$3]*[.C283]+[.$C$4]*[.C284])^2" office:value-type="float" office:value="0.0000297643316664909" calcext:value-type="float">
            <text:p>2.97643316664909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2708394" calcext:value-type="float">
            <text:p>-1.27E-001</text:p>
          </table:table-cell>
          <table:table-cell office:value-type="float" office:value="-0.045215242420724" calcext:value-type="float">
            <text:p>-4.5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83]+[.$C$3]*[.C284]+[.$C$4]*[.C285])^2" office:value-type="float" office:value="0.000198398277008255" calcext:value-type="float">
            <text:p>0.00019839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1106457" calcext:value-type="float">
            <text:p>-1.11E-001</text:p>
          </table:table-cell>
          <table:table-cell office:value-type="float" office:value="-0.0274979849910472" calcext:value-type="float">
            <text:p>-2.7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84]+[.$C$3]*[.C285]+[.$C$4]*[.C286])^2" office:value-type="float" office:value="0.0000572218940168816" calcext:value-type="float">
            <text:p>5.72218940168816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48452975" calcext:value-type="float">
            <text:p>-4.85E-002</text:p>
          </table:table-cell>
          <table:table-cell office:value-type="float" office:value="-0.00221621210981107" calcext:value-type="float">
            <text:p>-2.22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85]+[.$C$3]*[.C286]+[.$C$4]*[.C287])^2" office:value-type="float" office:value="0.000000281421853336393" calcext:value-type="float">
            <text:p>2.81421853336393E-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97401267" calcext:value-type="float">
            <text:p>9.74E-003</text:p>
          </table:table-cell>
          <table:table-cell office:value-type="float" office:value="0.0235960528574513" calcext:value-type="float">
            <text:p>2.36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86]+[.$C$3]*[.C287]+[.$C$4]*[.C288])^2" office:value-type="float" office:value="0.000155842214199162" calcext:value-type="float">
            <text:p>0.00015584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8573252" calcext:value-type="float">
            <text:p>-1.86E-002</text:p>
          </table:table-cell>
          <table:table-cell office:value-type="float" office:value="0.03692463991317" calcext:value-type="float">
            <text:p>3.69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87]+[.$C$3]*[.C288]+[.$C$4]*[.C289])^2" office:value-type="float" office:value="0.000744403440917448" calcext:value-type="float">
            <text:p>0.00074440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011239" calcext:value-type="float">
            <text:p>1.00E-001</text:p>
          </table:table-cell>
          <table:table-cell office:value-type="float" office:value="0.0229694691463773" calcext:value-type="float">
            <text:p>2.3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88]+[.$C$3]*[.C289]+[.$C$4]*[.C290])^2" office:value-type="float" office:value="0.0000770233633101821" calcext:value-type="float">
            <text:p>7.70233633101821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30181055" calcext:value-type="float">
            <text:p>-3.02E-002</text:p>
          </table:table-cell>
          <table:table-cell office:value-type="float" office:value="0.000238002845010799" calcext:value-type="float">
            <text:p>2.38E-004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89]+[.$C$3]*[.C290]+[.$C$4]*[.C291])^2" office:value-type="float" office:value="0.000115492556578095" calcext:value-type="float">
            <text:p>0.00011549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5674403" calcext:value-type="float">
            <text:p>-1.57E-001</text:p>
          </table:table-cell>
          <table:table-cell office:value-type="float" office:value="-0.0117467171311606" calcext:value-type="float">
            <text:p>-1.1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90]+[.$C$3]*[.C291]+[.$C$4]*[.C292])^2" office:value-type="float" office:value="0.000324864952881199" calcext:value-type="float">
            <text:p>0.0003248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33691997" calcext:value-type="float">
            <text:p>-3.37E-003</text:p>
          </table:table-cell>
          <table:table-cell office:value-type="float" office:value="-0.00570742665235288" calcext:value-type="float">
            <text:p>-5.71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91]+[.$C$3]*[.C292]+[.$C$4]*[.C293])^2" office:value-type="float" office:value="0.000172300758117612" calcext:value-type="float">
            <text:p>0.0001723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4373527" calcext:value-type="float">
            <text:p>3.44E-003</text:p>
          </table:table-cell>
          <table:table-cell office:value-type="float" office:value="0.0134582021627013" calcext:value-type="float">
            <text:p>1.3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92]+[.$C$3]*[.C293]+[.$C$4]*[.C294])^2" office:value-type="float" office:value="0.000122828470458559" calcext:value-type="float">
            <text:p>0.00012282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859151" calcext:value-type="float">
            <text:p>2.86E-002</text:p>
          </table:table-cell>
          <table:table-cell office:value-type="float" office:value="0.043706631637271" calcext:value-type="float">
            <text:p>4.37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93]+[.$C$3]*[.C294]+[.$C$4]*[.C295])^2" office:value-type="float" office:value="0.000518849707385935" calcext:value-type="float">
            <text:p>0.00051884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7553543" calcext:value-type="float">
            <text:p>4.76E-002</text:p>
          </table:table-cell>
          <table:table-cell office:value-type="float" office:value="0.0511767884076619" calcext:value-type="float">
            <text:p>5.1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94]+[.$C$3]*[.C295]+[.$C$4]*[.C296])^2" office:value-type="float" office:value="0.000340527032507026" calcext:value-type="float">
            <text:p>0.0003405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600764" calcext:value-type="float">
            <text:p>1.26E-001</text:p>
          </table:table-cell>
          <table:table-cell office:value-type="float" office:value="0.0401935706219717" calcext:value-type="float">
            <text:p>4.0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95]+[.$C$3]*[.C296]+[.$C$4]*[.C297])^2" office:value-type="float" office:value="0.00000884077062533544" calcext:value-type="float">
            <text:p>8.84077062533544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55958928" calcext:value-type="float">
            <text:p>-5.60E-002</text:p>
          </table:table-cell>
          <table:table-cell office:value-type="float" office:value="0.0262370094949675" calcext:value-type="float">
            <text:p>2.6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96]+[.$C$3]*[.C297]+[.$C$4]*[.C298])^2" office:value-type="float" office:value="0.00000301634077966723" calcext:value-type="float">
            <text:p>3.01634077966723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522234" calcext:value-type="float">
            <text:p>2.55E-002</text:p>
          </table:table-cell>
          <table:table-cell office:value-type="float" office:value="0.0140172099462082" calcext:value-type="float">
            <text:p>1.4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97]+[.$C$3]*[.C298]+[.$C$4]*[.C299])^2" office:value-type="float" office:value="0.00000392254938014827" calcext:value-type="float">
            <text:p>3.92254938014827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12622875" calcext:value-type="float">
            <text:p>-1.26E-003</text:p>
          </table:table-cell>
          <table:table-cell office:value-type="float" office:value="-0.000183132300941765" calcext:value-type="float">
            <text:p>-1.83E-004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98]+[.$C$3]*[.C299]+[.$C$4]*[.C300])^2" office:value-type="float" office:value="0.00000923001182762854" calcext:value-type="float">
            <text:p>0.000009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57361717" calcext:value-type="float">
            <text:p>-5.74E-002</text:p>
          </table:table-cell>
          <table:table-cell office:value-type="float" office:value="-0.011345381095344" calcext:value-type="float">
            <text:p>-1.13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299]+[.$C$3]*[.C300]+[.$C$4]*[.C301])^2" office:value-type="float" office:value="0.0000112173937703948" calcext:value-type="float">
            <text:p>1.12173937703948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1490019" calcext:value-type="float">
            <text:p>2.15E-001</text:p>
          </table:table-cell>
          <table:table-cell office:value-type="float" office:value="-0.0191583921002791" calcext:value-type="float">
            <text:p>-1.92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00]+[.$C$3]*[.C301]+[.$C$4]*[.C302])^2" office:value-type="float" office:value="0.00000611446254470825" calcext:value-type="float">
            <text:p>6.11446254470825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3892272" calcext:value-type="float">
            <text:p>-2.39E-002</text:p>
          </table:table-cell>
          <table:table-cell office:value-type="float" office:value="-0.0294441470354884" calcext:value-type="float">
            <text:p>-2.9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01]+[.$C$3]*[.C302]+[.$C$4]*[.C303])^2" office:value-type="float" office:value="0.0000404729328029826" calcext:value-type="float">
            <text:p>4.04729328029826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3848784" calcext:value-type="float">
            <text:p>-1.38E-001</text:p>
          </table:table-cell>
          <table:table-cell office:value-type="float" office:value="-0.0333680678952929" calcext:value-type="float">
            <text:p>-3.3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02]+[.$C$3]*[.C303]+[.$C$4]*[.C304])^2" office:value-type="float" office:value="0.000163266163056266" calcext:value-type="float">
            <text:p>0.00016326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8006622" calcext:value-type="float">
            <text:p>1.80E-001</text:p>
          </table:table-cell>
          <table:table-cell office:value-type="float" office:value="-0.0245144239223029" calcext:value-type="float">
            <text:p>-2.45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03]+[.$C$3]*[.C304]+[.$C$4]*[.C305])^2" office:value-type="float" office:value="0.000165712662427209" calcext:value-type="float">
            <text:p>0.00016571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6197471" calcext:value-type="float">
            <text:p>3.62E-002</text:p>
          </table:table-cell>
          <table:table-cell office:value-type="float" office:value="-0.0027878369125707" calcext:value-type="float">
            <text:p>-2.79E-003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04]+[.$C$3]*[.C305]+[.$C$4]*[.C306])^2" office:value-type="float" office:value="0.00000816182675342241" calcext:value-type="float">
            <text:p>8.16182675342241E-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0767863" calcext:value-type="float">
            <text:p>-1.08E-001</text:p>
          </table:table-cell>
          <table:table-cell office:value-type="float" office:value="0.02179564119649" calcext:value-type="float">
            <text:p>2.18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05]+[.$C$3]*[.C306]+[.$C$4]*[.C307])^2" office:value-type="float" office:value="0.000398032105626302" calcext:value-type="float">
            <text:p>0.00039803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6859115" calcext:value-type="float">
            <text:p>6.69E-002</text:p>
          </table:table-cell>
          <table:table-cell office:value-type="float" office:value="0.0264283773237019" calcext:value-type="float">
            <text:p>2.64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06]+[.$C$3]*[.C307]+[.$C$4]*[.C308])^2" office:value-type="float" office:value="0.000198042325968888" calcext:value-type="float">
            <text:p>0.00019804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3242591" calcext:value-type="float">
            <text:p>1.32E-001</text:p>
          </table:table-cell>
          <table:table-cell office:value-type="float" office:value="0.0169883622639964" calcext:value-type="float">
            <text:p>1.70E-002</text:p>
          </table:table-cell>
          <table:table-cell table:formula="of:=([.$B$9]-[.$C$9])^2" office:value-type="float" office:value="0.00000123761880504683" calcext:value-type="float">
            <text:p>1.23761880504683E-006</text:p>
          </table:table-cell>
          <table:table-cell table:formula="of:=([.$C$2]*[.C307]+[.$C$3]*[.C308]+[.$C$4]*[.C309])^2" office:value-type="float" office:value="0.0000569775455165253" calcext:value-type="float">
            <text:p>5.69775455165253E-0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9:39:57.383869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9:06:50.414281834</meta:creation-date>
    <dc:date>2016-01-28T22:30:38.774939358</dc:date>
    <meta:editing-duration>PT22M26S</meta:editing-duration>
    <meta:editing-cycles>2</meta:editing-cycles>
    <meta:generator>LibreOffice/4.4.7.2$Linux_X86_64 LibreOffice_project/40$Build-2</meta:generator>
    <meta:document-statistic meta:table-count="1" meta:cell-count="12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99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660066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442cm" svg:height="5.426cm" xlink:href=".." xlink:type="simple" chart:class="chart:scatter" chart:style-name="ch1">
        <chart:plot-area chart:style-name="ch2" table:cell-range-address="Sheet1.B9:Sheet1.B308" svg:x="0.248cm" svg:y="0.108cm" svg:width="11.946cm" svg:height="5.21cm">
          <chartooo:coordinate-region svg:x="0.341cm" svg:y="0.108cm" svg:width="11.573cm" svg:height="5.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9:Sheet1.B308" chart:class="chart:scatter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9913372">
                <text:p>-0.099913372</text:p>
                <draw:g>
                  <svg:desc>Sheet1.B9:Sheet1.B3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2503356">
                <text:p>-0.22503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7385063">
                <text:p>-0.047385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32256368">
                <text:p>-0.032256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7647688">
                <text:p>-0.1764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6718737">
                <text:p>0.0567187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6226025">
                <text:p>0.056226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66582859">
                <text:p>-0.066582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30067871">
                <text:p>-0.030067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4519437">
                <text:p>-0.04519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1084027">
                <text:p>-0.081084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509788">
                <text:p>0.010509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2046891">
                <text:p>-0.12046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719135">
                <text:p>0.15719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74188293">
                <text:p>-0.074188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48517493">
                <text:p>-0.048517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7455476">
                <text:p>0.047455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2560499">
                <text:p>-0.052560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67284564">
                <text:p>-0.0672845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4015615">
                <text:p>-0.14015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26658032">
                <text:p>-0.026658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8887711">
                <text:p>-0.18887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026936">
                <text:p>0.017026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881301">
                <text:p>0.10881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2185324">
                <text:p>-0.12185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993583">
                <text:p>0.0339935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4463134">
                <text:p>0.074463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0944338">
                <text:p>-0.20944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9330406">
                <text:p>-0.19330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7719252">
                <text:p>0.0087719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87462694">
                <text:p>-0.087462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396039">
                <text:p>0.022396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5828787">
                <text:p>0.035828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6325822">
                <text:p>0.026325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025199">
                <text:p>0.085025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372121">
                <text:p>0.023721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6800777">
                <text:p>0.076800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6167861">
                <text:p>-0.161678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2567694">
                <text:p>-0.042567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5542228">
                <text:p>-0.05542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9932663">
                <text:p>-0.19932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12360361">
                <text:p>-0.012360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4291516">
                <text:p>-0.14291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50659">
                <text:p>0.1050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1613961">
                <text:p>-0.116139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061078">
                <text:p>0.018061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2062235">
                <text:p>-0.012062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253618">
                <text:p>-0.1253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4941025">
                <text:p>-0.24941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3742386">
                <text:p>-0.03742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3171885">
                <text:p>-0.13171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165556">
                <text:p>0.031655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1866724">
                <text:p>0.021866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124148">
                <text:p>0.14124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205914">
                <text:p>0.032059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90465247">
                <text:p>-0.0904652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2944297">
                <text:p>0.0129442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2491005">
                <text:p>-0.12491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4765125">
                <text:p>-0.024765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6330065">
                <text:p>-0.026330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0038548">
                <text:p>-0.020038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0157962">
                <text:p>-0.050157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3060899">
                <text:p>0.0930608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0157904">
                <text:p>-0.201579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1299212">
                <text:p>0.0312992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1190836">
                <text:p>0.0811908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8447091">
                <text:p>0.0684470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7542053">
                <text:p>0.0575420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89848772">
                <text:p>0.00898487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8736748">
                <text:p>0.0787367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4938785">
                <text:p>0.0749387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61216139">
                <text:p>0.00061216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22158427">
                <text:p>-0.00221584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6595923">
                <text:p>0.0165959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89349773">
                <text:p>-0.0893497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804742">
                <text:p>0.04804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7814613">
                <text:p>0.0978146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309796">
                <text:p>0.133097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25793">
                <text:p>0.26257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050021">
                <text:p>0.10050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579476">
                <text:p>0.21579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145451">
                <text:p>0.25145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358944">
                <text:p>0.28358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781713">
                <text:p>0.107817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4483203">
                <text:p>0.24483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261098">
                <text:p>0.262610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141511">
                <text:p>0.151415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8917914">
                <text:p>0.189179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034453">
                <text:p>0.380344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501818">
                <text:p>0.26501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038017">
                <text:p>0.320380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05015">
                <text:p>0.2905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1553617">
                <text:p>0.21553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762372">
                <text:p>0.21762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0966757">
                <text:p>0.309667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944678">
                <text:p>0.159446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1952699">
                <text:p>0.31952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8354552">
                <text:p>0.28354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840061">
                <text:p>0.128400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700964">
                <text:p>0.16700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7241152">
                <text:p>0.0572411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6195918">
                <text:p>-0.061959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3930223">
                <text:p>0.239302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1658951">
                <text:p>0.0716589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986912">
                <text:p>0.139869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518225">
                <text:p>0.11518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9805749">
                <text:p>0.0798057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5560385">
                <text:p>-0.0355603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41343445">
                <text:p>-0.0413434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58561025">
                <text:p>0.00585610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83986413">
                <text:p>-0.0839864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78369031">
                <text:p>-0.0783690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830069">
                <text:p>0.168300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152338">
                <text:p>0.021523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1001311">
                <text:p>-0.110013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0033372">
                <text:p>0.0040033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0794273">
                <text:p>-0.10794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3323319">
                <text:p>-0.133233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28001534">
                <text:p>-0.0280015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210224">
                <text:p>0.088210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2448732">
                <text:p>-0.0024487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8273843">
                <text:p>0.0382738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6072651">
                <text:p>-0.160726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1139582">
                <text:p>-0.111395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1761465">
                <text:p>-0.117614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4055343">
                <text:p>-0.24055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760124">
                <text:p>-0.27601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67309824">
                <text:p>-0.0673098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6123569">
                <text:p>-0.161235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0786625">
                <text:p>-0.20786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6044545">
                <text:p>-0.0160445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57009589">
                <text:p>0.00570095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691078">
                <text:p>-0.0006910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838339">
                <text:p>0.38383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5959294">
                <text:p>0.459592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758918">
                <text:p>0.77589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3775844">
                <text:p>0.937758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2537838">
                <text:p>0.925378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8152016">
                <text:p>0.981520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50326">
                <text:p>1.150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946907">
                <text:p>1.09469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4032651">
                <text:p>0.940326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1103315">
                <text:p>0.911033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1006267">
                <text:p>0.810062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937692">
                <text:p>0.39376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791057">
                <text:p>0.157910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4674919">
                <text:p>0.0346749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3729355">
                <text:p>-0.0237293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8593377">
                <text:p>-0.28593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39290631">
                <text:p>-0.392906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32141821">
                <text:p>-0.321418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2143224">
                <text:p>-0.32143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4688188">
                <text:p>-0.24688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31853045">
                <text:p>-0.318530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22999839">
                <text:p>-0.229998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1382003">
                <text:p>-0.21382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3740748">
                <text:p>-0.137407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8110847">
                <text:p>0.0581108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300832">
                <text:p>-0.13008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859191">
                <text:p>-0.18591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2325733">
                <text:p>0.00823257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2067525">
                <text:p>-0.120675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21133539">
                <text:p>-0.0211335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83541309">
                <text:p>-0.0835413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5871866">
                <text:p>0.0358718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0502594">
                <text:p>0.0405025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32211448">
                <text:p>-0.032211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1420798">
                <text:p>-0.214207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77977202">
                <text:p>0.00779772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747279">
                <text:p>0.157472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0402458">
                <text:p>0.104024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514389">
                <text:p>-0.15143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6101116">
                <text:p>0.00361011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51315724">
                <text:p>-0.0513157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79693242">
                <text:p>-0.0796932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94184992">
                <text:p>-0.0941849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5224736">
                <text:p>0.0652247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1212851">
                <text:p>0.00112128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58003215">
                <text:p>0.0580032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4717223">
                <text:p>0.0247172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4833581">
                <text:p>0.0248335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902192">
                <text:p>0.119021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613032">
                <text:p>0.166130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166769">
                <text:p>0.31667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17336967">
                <text:p>-0.0173369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9815985">
                <text:p>0.0298159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5026497">
                <text:p>0.250264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2258346">
                <text:p>0.12258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9141838">
                <text:p>0.0391418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2508547">
                <text:p>0.225085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559964">
                <text:p>0.36559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820275">
                <text:p>0.298202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4058489">
                <text:p>0.440584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1291894">
                <text:p>0.312918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6660016">
                <text:p>0.46660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381277">
                <text:p>0.263812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0131961">
                <text:p>0.201319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1135894">
                <text:p>0.311358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6816173">
                <text:p>0.468161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350743">
                <text:p>0.253507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4381568">
                <text:p>0.443815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3433053">
                <text:p>0.334330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6266267">
                <text:p>0.46266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0939792">
                <text:p>0.309397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3847127">
                <text:p>0.438471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3845661">
                <text:p>0.238456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710426">
                <text:p>0.397104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9849706">
                <text:p>0.498497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2438067">
                <text:p>0.424380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8257668">
                <text:p>0.582576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9643649">
                <text:p>0.396436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2585259">
                <text:p>0.225852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204461">
                <text:p>0.332044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5564612">
                <text:p>0.555646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3182039">
                <text:p>0.431820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7246274">
                <text:p>0.472462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1883915">
                <text:p>0.518839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0087922">
                <text:p>0.200879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3572084">
                <text:p>0.335720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1592731">
                <text:p>0.315927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6974976">
                <text:p>0.269749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377314">
                <text:p>0.33773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9171755">
                <text:p>0.491717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188775">
                <text:p>0.31887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2812534">
                <text:p>0.428125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809631">
                <text:p>0.218096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7060318">
                <text:p>0.270603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7361121">
                <text:p>0.173611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9267572">
                <text:p>0.292675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9108727">
                <text:p>0.191087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4670335">
                <text:p>0.246703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835098">
                <text:p>0.248350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701892">
                <text:p>0.157018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765714">
                <text:p>0.237657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6423175">
                <text:p>0.364231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7110281">
                <text:p>0.171102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0366504">
                <text:p>0.103665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8328613">
                <text:p>0.183286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5563453">
                <text:p>0.0855634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41885118">
                <text:p>-0.0418851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0706555">
                <text:p>0.107065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8533821">
                <text:p>0.0485338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2735911">
                <text:p>0.0127359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010826">
                <text:p>0.160108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116644">
                <text:p>0.21166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33343206">
                <text:p>-0.0333432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3538578">
                <text:p>0.0235385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72625412">
                <text:p>-0.0726254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1748566">
                <text:p>0.0717485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2366084">
                <text:p>-0.2366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9554441">
                <text:p>0.095544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5594362">
                <text:p>0.0155943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7481101">
                <text:p>0.0174811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1065523">
                <text:p>0.110655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39820902">
                <text:p>-0.0398209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27014953">
                <text:p>-0.0270149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14181456">
                <text:p>-0.141814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18193608">
                <text:p>-0.181936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86519444">
                <text:p>-0.0865194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1530205">
                <text:p>0.0115302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7090309">
                <text:p>-0.070903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15021299">
                <text:p>-0.150212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90456858">
                <text:p>0.0904568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87864637">
                <text:p>-0.0878646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17537507">
                <text:p>-0.0175375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16165826">
                <text:p>-0.0161658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40635703">
                <text:p>-0.0406357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4459727">
                <text:p>0.0244597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41005395">
                <text:p>-0.0410053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8034184">
                <text:p>-0.180341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11613096">
                <text:p>-0.116130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1806102">
                <text:p>0.0118061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13742642">
                <text:p>-0.137426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45756416">
                <text:p>-0.0457564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10446086">
                <text:p>-0.104460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12708394">
                <text:p>-0.127083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11106457">
                <text:p>-0.111064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48452975">
                <text:p>-0.0484529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97401267">
                <text:p>0.00974012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18573252">
                <text:p>-0.0185732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0011239">
                <text:p>0.100112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30181055">
                <text:p>-0.030181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15674403">
                <text:p>-0.156744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33691997">
                <text:p>-0.00336919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4373527">
                <text:p>0.00343735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859151">
                <text:p>0.028591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7553543">
                <text:p>0.0475535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2600764">
                <text:p>0.126007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55958928">
                <text:p>-0.0559589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5522234">
                <text:p>0.0255222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12622875">
                <text:p>-0.00126228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57361717">
                <text:p>-0.0573617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1490019">
                <text:p>0.214900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23892272">
                <text:p>-0.0238922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13848784">
                <text:p>-0.138487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8006622">
                <text:p>0.180066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6197471">
                <text:p>0.0361974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0767863">
                <text:p>-0.107678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66859115">
                <text:p>0.0668591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3242591">
                <text:p>0.13242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cccccc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44cm" svg:height="5.526cm" xlink:href=".." xlink:type="simple" chart:class="chart:scatter" chart:style-name="ch1">
        <chart:plot-area chart:style-name="ch2" table:cell-range-address="Sheet1.C9:Sheet1.C308" svg:x="0.25cm" svg:y="0.11cm" svg:width="12.044cm" svg:height="5.306cm">
          <chartooo:coordinate-region svg:x="0.343cm" svg:y="0.11cm" svg:width="11.671cm" svg:height="5.30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9:Sheet1.C308" chart:class="chart:scatter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0102585517068">
                <text:p>-0.10102585517068</text:p>
                <draw:g>
                  <svg:desc>Sheet1.C9:Sheet1.C3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04724935226838">
                <text:p>-0.0804724935226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12357350858939">
                <text:p>-0.061235735085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54163241843322">
                <text:p>-0.0254163241843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14885700809418">
                <text:p>0.00314885700809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2006850949633">
                <text:p>0.0192006850949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7566215563569">
                <text:p>0.0257566215563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3139359018609">
                <text:p>0.0143139359018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68062361545508">
                <text:p>-0.00568062361545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53141476574728">
                <text:p>-0.0153141476574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0623540267782">
                <text:p>-0.020623540267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43507374592433">
                <text:p>-0.0143507374592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625982431040701">
                <text:p>-0.00625982431040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967978467988387">
                <text:p>-0.00967978467988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46268380569643">
                <text:p>-0.01462683805696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34668076643006">
                <text:p>-0.0134668076643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644070322842394">
                <text:p>-0.00644070322842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881898263448059">
                <text:p>-0.00881898263448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62222951376765">
                <text:p>-0.0262222951376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05698207720188">
                <text:p>-0.0505698207720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603732539238407">
                <text:p>-0.0603732539238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71088671801304">
                <text:p>-0.0271088671801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8225088077446">
                <text:p>0.0248225088077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66652298319201">
                <text:p>0.0566652298319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74769995275918">
                <text:p>0.0474769995275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5055389234534">
                <text:p>0.0125055389234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319946653614249">
                <text:p>-0.0319946653614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699019807443921">
                <text:p>-0.0699019807443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714874332650117">
                <text:p>-0.0714874332650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74207229757501">
                <text:p>-0.0174207229757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82081954203929">
                <text:p>0.02820819542039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91290406362607">
                <text:p>0.0591290406362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77664635897588">
                <text:p>0.0677664635897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22240563110052">
                <text:p>0.06222405631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56419930751657">
                <text:p>0.04564199307516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8575787409075">
                <text:p>0.0168575787409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33642873564762">
                <text:p>-0.0333642873564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760828019526105">
                <text:p>-0.0760828019526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04019027577102">
                <text:p>-0.1040190275771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62192258056503">
                <text:p>-0.09621922580565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644146715223235">
                <text:p>-0.06441467152232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136512925511335">
                <text:p>-0.0136512925511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97549913159807">
                <text:p>0.03975499131598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1789352761139">
                <text:p>0.071789352761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84630495926859">
                <text:p>0.0684630495926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87143719194575">
                <text:p>0.0387143719194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23736197299105">
                <text:p>-0.0123736197299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636136381321905">
                <text:p>-0.0636136381321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810791813824491">
                <text:p>-0.0810791813824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702619611728466">
                <text:p>-0.07026196117284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335285322585717">
                <text:p>-0.03352853225857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51074203957043">
                <text:p>0.01510742039570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23562391321979">
                <text:p>0.0623562391321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45822651626771">
                <text:p>0.0845822651626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27534194952311">
                <text:p>0.06275341949523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46594197027997">
                <text:p>0.0246594197027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252018774199862">
                <text:p>-0.002520187741998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36896604256546">
                <text:p>-0.0136896604256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944550705936196">
                <text:p>-0.00944550705936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04620082563657">
                <text:p>0.0104620082563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00740574456107">
                <text:p>0.04007405744561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21594627584577">
                <text:p>0.05215946275845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47841551953268">
                <text:p>0.05478415519532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68205263194892">
                <text:p>0.04682052631948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62415038440275">
                <text:p>0.0462415038440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5975350582696">
                <text:p>0.055975350582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53933557367025">
                <text:p>0.0653933557367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32932975175593">
                <text:p>0.05329329751755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59145024278299">
                <text:p>0.0359145024278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15186868623741">
                <text:p>0.02151868686237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1726921923886">
                <text:p>0.01017269219238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20896509361511">
                <text:p>0.0005208965093615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621088212980276">
                <text:p>-0.006210882129802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654992834770955">
                <text:p>-0.006549928347709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82023924161243">
                <text:p>0.00682023924161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17336818727916">
                <text:p>0.03173368187279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47528969882132">
                <text:p>0.06475289698821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4419327465888">
                <text:p>0.1044193274658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0938486934249">
                <text:p>0.1309384869342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8213550217743">
                <text:p>0.1582135502177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7813158693262">
                <text:p>0.178131586932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3879310201664">
                <text:p>0.1938793102016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206358942384">
                <text:p>0.212063589423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3302242349468">
                <text:p>0.2133022423494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266385192774">
                <text:p>0.192663851927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4522519991641">
                <text:p>0.1645225199916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7093327833226">
                <text:p>0.1470933278332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3569600490209">
                <text:p>0.1535696004902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3480469836042">
                <text:p>0.183480469836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7975028593517">
                <text:p>0.2379750285935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80442723739828">
                <text:p>0.2804427237398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478101454962">
                <text:p>0.274781014549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1902430997352">
                <text:p>0.2419024309973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9176301327583">
                <text:p>0.199176301327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9794896646916">
                <text:p>0.169794896646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472958624773">
                <text:p>0.164729586247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4148459040163">
                <text:p>0.1741484590401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5103394591153">
                <text:p>0.1751033945911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5115288043452">
                <text:p>0.155115288043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15482562368531">
                <text:p>0.1154825623685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43860906923636">
                <text:p>0.0743860906923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25330737944258">
                <text:p>0.04253307379442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06982934073282">
                <text:p>0.03069829340732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44798311233914">
                <text:p>0.05447983112339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81383445109821">
                <text:p>0.06813834451098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53084106932821">
                <text:p>0.06530841069328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04557231012661">
                <text:p>0.04045572310126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965760160565411">
                <text:p>0.009657601605654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398538254862242">
                <text:p>-0.003985382548622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117094378524355">
                <text:p>-0.01170943785243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237503347094364">
                <text:p>-0.02375033470943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296493483031678">
                <text:p>-0.02964934830316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236153791940513">
                <text:p>-0.02361537919405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988254348280098">
                <text:p>-0.009882543482800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152847267756865">
                <text:p>-0.001528472677568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141979139785891">
                <text:p>-0.001419791397858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85868185329402">
                <text:p>-0.00858681853294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05235250529822">
                <text:p>-0.01052352505298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786302208954902">
                <text:p>-0.007863022089549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305671189296092">
                <text:p>-0.00305671189296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517952248737311">
                <text:p>-0.005179522487373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29203167298395">
                <text:p>-0.0292031672983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644158494886123">
                <text:p>-0.0644158494886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02052748578697">
                <text:p>-0.102052748578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27670997018714">
                <text:p>-0.1276709970187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425566691908">
                <text:p>-0.14255666919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45984974478941">
                <text:p>-0.1459849744789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32448106923315">
                <text:p>-0.1324481069233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10465153461394">
                <text:p>-0.1104651534613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832782941217426">
                <text:p>-0.08327829412174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432657444365887">
                <text:p>-0.04326574443658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14007576482357">
                <text:p>-0.01140075764823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517275166435947">
                <text:p>-0.0005172751664359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60247481761286">
                <text:p>0.1602474817612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9133493520075">
                <text:p>0.391334935200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7033284424673">
                <text:p>0.6170332844246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97922190376406">
                <text:p>0.7979221903764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54122791203653">
                <text:p>0.9541227912036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0253941442764">
                <text:p>1.102539414427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1302020611833">
                <text:p>1.213020206118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5097204535512">
                <text:p>1.250972045355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974301954991">
                <text:p>1.1974301954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3984320512623">
                <text:p>1.039843205126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82408810469936">
                <text:p>0.7824088104699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94842739536336">
                <text:p>0.4948427395363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9802876012488">
                <text:p>0.2398028760124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26265340099049">
                <text:p>0.04262653400990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947551337962995">
                <text:p>-0.0947551337962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92609572744415">
                <text:p>-0.1926095727444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254341493652">
                <text:p>-0.2543414936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279881763302473">
                <text:p>-0.2798817633024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282063805049297">
                <text:p>-0.2820638050492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70409207172402">
                <text:p>-0.2704092071724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40914517568163">
                <text:p>-0.240914517568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213605906145135">
                <text:p>-0.2136059061451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77442455258274">
                <text:p>-0.1774424552582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37514875831458">
                <text:p>-0.1375148758314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00788837508855">
                <text:p>-0.1007888375088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669532542096446">
                <text:p>-0.06695325420964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373592046489388">
                <text:p>-0.03735920464893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64642209069456">
                <text:p>-0.01646422090694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692889507901437">
                <text:p>-0.006928895079014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104980993882859">
                <text:p>-0.01049809938828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281248252695697">
                <text:p>-0.02812482526956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529186485160732">
                <text:p>-0.05291864851607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668564377750011">
                <text:p>-0.06685643777500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659894880587672">
                <text:p>-0.06598948805876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284252538707046">
                <text:p>-0.0284252538707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0766974713271">
                <text:p>0.0307669747132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59023802813717">
                <text:p>0.09590238028137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2561713045197">
                <text:p>0.1225617130451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79974589904328">
                <text:p>0.06799745899043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535820582366232">
                <text:p>0.005358205823662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131569677599226">
                <text:p>-0.01315696775992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602363996695037">
                <text:p>-0.006023639966950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368871778295495">
                <text:p>-0.003688717782954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35996767678199">
                <text:p>-0.000359967676781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26819438188955">
                <text:p>0.001268194381889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580361990102725">
                <text:p>-0.005803619901027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423846408453263">
                <text:p>0.004238464084532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58909724238999">
                <text:p>0.0258909724238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6074186848583">
                <text:p>0.0560741868485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36445078007428">
                <text:p>0.06364450780074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559165402418889">
                <text:p>0.05591654024188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92137740245873">
                <text:p>0.02921377402458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12857681426942">
                <text:p>0.00612857681426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51291589773997">
                <text:p>0.002512915897739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95962082994541">
                <text:p>0.01959620829945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80919444764708">
                <text:p>0.06809194447647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2378614110312">
                <text:p>0.1523786141103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48419354456926">
                <text:p>0.2484193544569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27367543128223">
                <text:p>0.3273675431282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35806958237391">
                <text:p>0.3358069582373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12796104074149">
                <text:p>0.3127961040741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86558139331297">
                <text:p>0.2865581393312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93442683004185">
                <text:p>0.293442683004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1232776489781">
                <text:p>0.3212327764897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33681875586701">
                <text:p>0.3336818755867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23604619453085">
                <text:p>0.3236046194530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06424277531038">
                <text:p>0.3064242775310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16950525756045">
                <text:p>0.3169505257560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45850807034802">
                <text:p>0.3458508070348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78331199692279">
                <text:p>0.3783311996922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97733642504241">
                <text:p>0.3977336425042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8021097338199">
                <text:p>0.4080210973381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02713813108072">
                <text:p>0.4027138131080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5031795197305">
                <text:p>0.3950317951973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06260496173845">
                <text:p>0.4062604961738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16029521834147">
                <text:p>0.4160295218341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96012920528101">
                <text:p>0.3960129205281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59954024602828">
                <text:p>0.3599540246028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3819440787479">
                <text:p>0.3238194407874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05470366647717">
                <text:p>0.3054703666477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0985105523048">
                <text:p>0.309851055230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08890448672968">
                <text:p>0.3088904486729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96954615729264">
                <text:p>0.2969546157292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83675944857772">
                <text:p>0.2836759448577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77445931709625">
                <text:p>0.277445931709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0650055561493">
                <text:p>0.2906500555614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21309297810854">
                <text:p>0.3213092978108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59582370311567">
                <text:p>0.3595823703115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94354474683721">
                <text:p>0.3943544746837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22754421257786">
                <text:p>0.4227544212577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34391140536295">
                <text:p>0.4343911405362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24074970460561">
                <text:p>0.4240749704605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88351252795526">
                <text:p>0.3883512527955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23726458639089">
                <text:p>0.3237264586390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38348370394338">
                <text:p>0.2383483703943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60513246526534">
                <text:p>0.1605132465265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03440226308537">
                <text:p>0.1034402263085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79064311079258">
                <text:p>0.07790643110792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93369739146375">
                <text:p>0.0893369739146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37090274224855">
                <text:p>0.1370902742248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1864535118357">
                <text:p>0.1918645351183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14051583994505">
                <text:p>0.2140515839945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03812995854877">
                <text:p>0.2038129958548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72610555038226">
                <text:p>0.1726105550382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29903616456488">
                <text:p>0.1299036164564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33705212012929">
                <text:p>0.08337052120129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72795342609029">
                <text:p>0.03727953426090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08882098624487">
                <text:p>0.01088820986244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0964477342561683">
                <text:p>-0.0009644773425616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152393624871291">
                <text:p>-0.001523936248712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129934828647114">
                <text:p>-0.001299348286471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137137209436589">
                <text:p>-0.01371372094365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220773608821022">
                <text:p>-0.02207736088210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119956693098146">
                <text:p>-0.01199566930981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884370854659025">
                <text:p>0.0008843708546590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27213160403376">
                <text:p>0.01272131604033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78396366164362">
                <text:p>0.01783963661643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93858055696399">
                <text:p>0.01938580556963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5009127805566">
                <text:p>0.0150091278055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924933923128652">
                <text:p>0.009249339231286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704698118822729">
                <text:p>0.007046981188227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222211094347979">
                <text:p>-0.002222110943479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260837579259033">
                <text:p>-0.02608375792590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440638374902059">
                <text:p>-0.0440638374902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503134308928">
                <text:p>-0.05031343089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380895785706295">
                <text:p>-0.03808957857062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220308089693939">
                <text:p>-0.02203080896939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252635316994993">
                <text:p>-0.02526353169949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486237595527476">
                <text:p>-0.0486237595527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739675205160811">
                <text:p>-0.07396752051608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837904718874425">
                <text:p>-0.08379047188744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65726599319072">
                <text:p>-0.0657265993190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473353423308275">
                <text:p>-0.04733534233082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383841631699079">
                <text:p>-0.03838416316990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422839010543422">
                <text:p>-0.04228390105434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524830221243973">
                <text:p>-0.05248302212439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41473454447381">
                <text:p>-0.0414734544473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27142280517754">
                <text:p>-0.0271422805177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230492164860076">
                <text:p>-0.02304921648600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360422966839409">
                <text:p>-0.03604229668394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470233029450376">
                <text:p>-0.04702330294503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488471075233032">
                <text:p>-0.04884710752330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45215242420724">
                <text:p>-0.0452152424207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274979849910472">
                <text:p>-0.02749798499104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221621210981107">
                <text:p>-0.002216212109811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35960528574513">
                <text:p>0.02359605285745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692463991317">
                <text:p>0.036924639913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29694691463773">
                <text:p>0.02296946914637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238002845010799">
                <text:p>0.0002380028450107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117467171311606">
                <text:p>-0.01174671713116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570742665235288">
                <text:p>-0.005707426652352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34582021627013">
                <text:p>0.01345820216270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3706631637271">
                <text:p>0.0437066316372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511767884076619">
                <text:p>0.05117678840766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01935706219717">
                <text:p>0.04019357062197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62370094949675">
                <text:p>0.02623700949496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40172099462082">
                <text:p>0.01401720994620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0183132300941765">
                <text:p>-0.0001831323009417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11345381095344">
                <text:p>-0.0113453810953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191583921002791">
                <text:p>-0.01915839210027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294441470354884">
                <text:p>-0.02944414703548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333680678952929">
                <text:p>-0.03336806789529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245144239223029">
                <text:p>-0.02451442392230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27878369125707">
                <text:p>-0.00278783691257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179564119649">
                <text:p>0.021795641196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64283773237019">
                <text:p>0.02642837732370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69883622639964">
                <text:p>0.01698836226399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